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 manifest:full-path="Pictures/2000000900000FB5000000C9DF37253B.wmf"/>
  <manifest:file-entry manifest:media-type="" manifest:full-path="Pictures/20000009000025F9000000C960F96591.wmf"/>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Mangal1" svg:font-family="Mangal"/>
    <style:font-face style:name="Courier" svg:font-family="Courier" style:font-family-generic="modern" style:font-pitch="fixed"/>
    <style:font-face style:name="Courier New2" svg:font-family="'Courier New'" style:font-family-generic="modern" style:font-pitch="fixed"/>
    <style:font-face style:name="Courier New1" svg:font-family="'Courier New'" style:font-family-generic="modern" style:font-pitch="variable"/>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3"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automatic-styles>
    <style:style style:name="P1" style:family="paragraph" style:parent-style-name="bullet">
      <style:paragraph-properties loext:contextual-spacing="false" fo:margin-top="0cm" fo:margin-bottom="0.176cm" fo:orphans="2" fo:widows="2"/>
    </style:style>
    <style:style style:name="P2" style:family="paragraph" style:parent-style-name="body">
      <style:paragraph-properties loext:contextual-spacing="false" fo:margin-top="0cm" fo:margin-bottom="0.071cm" style:line-height-at-least="0.282cm" fo:orphans="2" fo:widows="2"/>
      <style:text-properties style:font-name="Courier New" fo:font-size="7pt" style:font-size-asian="7pt" style:font-name-complex="Courier New3" style:font-size-complex="7pt"/>
    </style:style>
    <style:style style:name="P3" style:family="paragraph" style:parent-style-name="body-code">
      <style:paragraph-properties fo:orphans="2" fo:widows="2"/>
    </style:style>
    <style:style style:name="P4" style:family="paragraph" style:parent-style-name="bullet">
      <style:paragraph-properties loext:contextual-spacing="false" fo:margin-left="2.54cm" fo:margin-right="0.635cm" fo:margin-top="0cm" fo:margin-bottom="0.176cm" fo:orphans="2" fo:widows="2" fo:text-indent="0cm" style:auto-text-indent="false"/>
    </style:style>
    <style:style style:name="P5" style:family="paragraph" style:parent-style-name="bullet">
      <style:paragraph-properties loext:contextual-spacing="false" fo:margin-left="2.54cm" fo:margin-right="0.635cm" fo:margin-top="0cm" fo:margin-bottom="0cm" fo:orphans="2" fo:widows="2" fo:text-indent="0cm" style:auto-text-indent="false"/>
    </style:style>
    <style:style style:name="P6" style:family="paragraph" style:parent-style-name="bullet">
      <style:paragraph-properties fo:orphans="2" fo:widows="2"/>
    </style:style>
    <style:style style:name="P7" style:family="paragraph" style:parent-style-name="bullet">
      <style:paragraph-properties fo:orphans="2" fo:widows="2"/>
      <style:text-properties fo:font-style="italic" style:font-style-asian="italic" style:font-style-complex="italic"/>
    </style:style>
    <style:style style:name="P8" style:family="paragraph" style:parent-style-name="bullet">
      <style:paragraph-properties loext:contextual-spacing="false" fo:margin-top="0cm" fo:margin-bottom="0cm" fo:orphans="2" fo:widows="2"/>
    </style:style>
    <style:style style:name="P9" style:family="paragraph" style:parent-style-name="body">
      <style:paragraph-properties loext:contextual-spacing="false" fo:margin-top="0cm" fo:margin-bottom="0cm" fo:orphans="2" fo:widows="2"/>
    </style:style>
    <style:style style:name="P10" style:family="paragraph" style:parent-style-name="Standard">
      <style:paragraph-properties loext:contextual-spacing="false" fo:margin-top="0cm" fo:margin-bottom="0cm" fo:orphans="2" fo:widows="2"/>
    </style:style>
    <style:style style:name="P11" style:family="paragraph" style:parent-style-name="bullet">
      <style:paragraph-properties loext:contextual-spacing="false" fo:margin-top="0.035cm" fo:margin-bottom="0cm" fo:orphans="2" fo:widows="2"/>
    </style:style>
    <style:style style:name="P12" style:family="paragraph" style:parent-style-name="bullet">
      <style:paragraph-properties loext:contextual-spacing="false" fo:margin-top="0cm" fo:margin-bottom="0.141cm" fo:orphans="2" fo:widows="2"/>
      <style:text-properties style:font-name="Courier New" style:font-name-complex="Courier New3"/>
    </style:style>
    <style:style style:name="P13" style:family="paragraph" style:parent-style-name="body">
      <style:paragraph-properties fo:orphans="2" fo:widows="2"/>
    </style:style>
    <style:style style:name="P14" style:family="paragraph" style:parent-style-name="body">
      <style:paragraph-properties fo:orphans="2" fo:widows="2"/>
      <style:text-properties style:font-name="Courier New" style:font-name-complex="Courier New3"/>
    </style:style>
    <style:style style:name="P15" style:family="paragraph" style:parent-style-name="body">
      <style:paragraph-properties fo:orphans="2" fo:widows="2"/>
      <style:text-properties style:use-window-font-color="true" style:font-name="Courier New2" fo:font-size="10.5pt" style:font-name-asian="Courier" style:font-size-asian="10.5pt" style:font-name-complex="Courier" style:font-size-complex="10.5pt"/>
    </style:style>
    <style:style style:name="P16" style:family="paragraph" style:parent-style-name="body">
      <style:text-properties style:font-name="Courier New2"/>
    </style:style>
    <style:style style:name="P17" style:family="paragraph" style:parent-style-name="body">
      <style:paragraph-properties loext:contextual-spacing="false" fo:margin-top="0cm" fo:margin-bottom="0.106cm" style:line-height-at-least="0.37cm" fo:orphans="2" fo:widows="2"/>
      <style:text-properties style:font-name="Courier New" fo:font-size="8.5pt" style:font-size-asian="8.5pt" style:font-name-complex="Courier New3" style:font-size-complex="8.5pt"/>
    </style:style>
    <style:style style:name="P18" style:family="paragraph" style:parent-style-name="Standard">
      <style:paragraph-properties loext:contextual-spacing="false" fo:margin-top="0cm" fo:margin-bottom="2.54cm" style:line-height-at-least="0.353cm" fo:orphans="2" fo:widows="2"/>
    </style:style>
    <style:style style:name="P19" style:family="paragraph" style:parent-style-name="Standard">
      <style:paragraph-properties loext:contextual-spacing="false" fo:margin-top="0.423cm" fo:margin-bottom="0cm" style:line-height-at-least="0.353cm" fo:orphans="2" fo:widows="2" fo:keep-with-next="always"/>
    </style:style>
    <style:style style:name="P20" style:family="paragraph" style:parent-style-name="code">
      <style:paragraph-properties fo:orphans="2" fo:widows="2"/>
    </style:style>
    <style:style style:name="P21" style:family="paragraph" style:parent-style-name="sectionheading">
      <style:paragraph-properties fo:orphans="2" fo:widows="2"/>
    </style:style>
    <style:style style:name="P22" style:family="paragraph" style:parent-style-name="sectionheading">
      <style:paragraph-properties loext:contextual-spacing="false" fo:margin-top="0.106cm" fo:margin-bottom="0.141cm" fo:orphans="2" fo:widows="2"/>
    </style:style>
    <style:style style:name="P23" style:family="paragraph" style:parent-style-name="Heading_20_3">
      <style:paragraph-properties loext:contextual-spacing="false" fo:margin-top="0.106cm" fo:margin-bottom="0.176cm" fo:orphans="2" fo:widows="2"/>
    </style:style>
    <style:style style:name="P24" style:family="paragraph" style:parent-style-name="Heading_20_3">
      <style:paragraph-properties loext:contextual-spacing="false" fo:margin-top="0.071cm" fo:margin-bottom="0.176cm" fo:orphans="2" fo:widows="2"/>
    </style:style>
    <style:style style:name="P25" style:family="paragraph" style:parent-style-name="Heading_20_2">
      <style:paragraph-properties loext:contextual-spacing="false" fo:margin-top="0cm" fo:margin-bottom="0.141cm" fo:orphans="2" fo:widows="2"/>
    </style:style>
    <style:style style:name="P26" style:family="paragraph" style:parent-style-name="Heading_20_1" style:master-page-name="Standard">
      <style:paragraph-properties loext:contextual-spacing="false" fo:margin-top="0cm" fo:margin-bottom="0cm" fo:orphans="2" fo:widows="2" style:page-number="auto"/>
    </style:style>
    <style:style style:name="P27" style:family="paragraph">
      <style:paragraph-properties fo:text-align="center"/>
      <style:text-properties fo:font-size="18pt"/>
    </style:style>
    <style:style style:name="T1" style:family="text">
      <style:text-properties style:font-name="Courier New" style:font-name-complex="Courier New3"/>
    </style:style>
    <style:style style:name="T2" style:family="text">
      <style:text-properties style:font-name="Times New Roman" style:font-name-complex="Times New Roman2"/>
    </style:style>
    <style:style style:name="T3" style:family="text">
      <style:text-properties fo:font-weight="bold" style:font-weight-asian="bold" style:font-weight-complex="bold"/>
    </style:style>
    <style:style style:name="T4" style:family="text">
      <style:text-properties fo:font-style="italic" style:font-style-asian="italic" style:font-style-complex="italic"/>
    </style:style>
    <style:style style:name="T5" style:family="text">
      <style:text-properties style:font-name="Courier New2"/>
    </style:style>
    <style:style style:name="T6" style:family="text">
      <style:text-properties style:font-name="Courier New1"/>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flow-with-text="false"/>
    </style: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359cm, 0cm, 0cm)"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Picture 66" draw:style-name="gr1" draw:text-style-name="P27" svg:width="16.509cm" svg:height="0.343cm" svg:x="-6.033cm" svg:y="0cm">
        <draw:image xlink:href="Pictures/20000009000025F9000000C960F96591.wmf" xlink:type="simple" xlink:show="embed" xlink:actuate="onLoad">
          <text:p/>
        </draw:image>
      </draw:frame>
      <draw:frame text:anchor-type="page" text:anchor-page-number="1" draw:z-index="12" draw:name="Picture 67" draw:style-name="gr2" draw:text-style-name="P27" svg:width="7.09cm" svg:height="0.343cm" svg:x="-6.033cm" svg:y="0cm">
        <draw:image xlink:href="Pictures/2000000900000FB5000000C9DF37253B.wmf" xlink:type="simple" xlink:show="embed" xlink:actuate="onLoad">
          <text:p/>
        </draw:image>
      </draw:frame>
      <draw:frame text:anchor-type="page" text:anchor-page-number="1" draw:z-index="13" draw:name="Picture 68" draw:style-name="gr2" draw:text-style-name="P27" svg:width="7.09cm" svg:height="0.343cm" svg:x="-6.033cm" svg:y="0cm">
        <draw:image xlink:href="Pictures/2000000900000FB5000000C9DF37253B.wmf" xlink:type="simple" xlink:show="embed" xlink:actuate="onLoad">
          <text:p/>
        </draw:image>
      </draw:frame>
      <draw:frame text:anchor-type="page" text:anchor-page-number="1" draw:z-index="14" draw:name="Picture 69" draw:style-name="gr2" draw:text-style-name="P27" svg:width="7.09cm" svg:height="0.343cm" svg:x="-6.033cm" svg:y="0cm">
        <draw:image xlink:href="Pictures/2000000900000FB5000000C9DF37253B.wmf" xlink:type="simple" xlink:show="embed" xlink:actuate="onLoad">
          <text:p/>
        </draw:image>
      </draw:frame>
      <draw:frame text:anchor-type="page" text:anchor-page-number="1" draw:z-index="15" draw:name="Picture 70" draw:style-name="gr2" draw:text-style-name="P27" svg:width="7.09cm" svg:height="0.343cm" svg:x="-6.033cm" svg:y="0cm">
        <draw:image xlink:href="Pictures/2000000900000FB5000000C9DF37253B.wmf" xlink:type="simple" xlink:show="embed" xlink:actuate="onLoad">
          <text:p/>
        </draw:image>
      </draw:frame>
      <draw:frame text:anchor-type="page" text:anchor-page-number="1" draw:z-index="16" draw:name="Picture 71" draw:style-name="gr2" draw:text-style-name="P27" svg:width="7.09cm" svg:height="0.343cm" svg:x="-6.033cm" svg:y="0cm">
        <draw:image xlink:href="Pictures/2000000900000FB5000000C9DF37253B.wmf" xlink:type="simple" xlink:show="embed" xlink:actuate="onLoad">
          <text:p/>
        </draw:image>
      </draw:frame>
      <draw:frame text:anchor-type="page" text:anchor-page-number="1" draw:z-index="17" draw:name="Picture 72" draw:style-name="gr2" draw:text-style-name="P27" svg:width="7.09cm" svg:height="0.343cm" svg:x="-6.033cm" svg:y="0cm">
        <draw:image xlink:href="Pictures/2000000900000FB5000000C9DF37253B.wmf" xlink:type="simple" xlink:show="embed" xlink:actuate="onLoad">
          <text:p/>
        </draw:image>
      </draw:frame>
      <draw:frame text:anchor-type="page" text:anchor-page-number="1" draw:z-index="18" draw:name="Picture 73" draw:style-name="gr2" draw:text-style-name="P27" svg:width="7.09cm" svg:height="0.343cm" svg:x="-6.033cm" svg:y="0cm">
        <draw:image xlink:href="Pictures/2000000900000FB5000000C9DF37253B.wmf" xlink:type="simple" xlink:show="embed" xlink:actuate="onLoad">
          <text:p/>
        </draw:image>
      </draw:frame>
      <draw:frame text:anchor-type="page" text:anchor-page-number="1" draw:z-index="19" draw:name="Picture 74" draw:style-name="gr2" draw:text-style-name="P27" svg:width="7.09cm" svg:height="0.343cm" svg:x="-6.033cm" svg:y="0cm">
        <draw:image xlink:href="Pictures/2000000900000FB5000000C9DF37253B.wmf" xlink:type="simple" xlink:show="embed" xlink:actuate="onLoad">
          <text:p/>
        </draw:image>
      </draw:frame>
      <draw:frame text:anchor-type="page" text:anchor-page-number="1" draw:z-index="20" draw:name="Picture 75" draw:style-name="gr2" draw:text-style-name="P27" svg:width="7.09cm" svg:height="0.343cm" svg:x="-6.033cm" svg:y="0cm">
        <draw:image xlink:href="Pictures/2000000900000FB5000000C9DF37253B.wmf" xlink:type="simple" xlink:show="embed" xlink:actuate="onLoad">
          <text:p/>
        </draw:image>
      </draw:frame>
      <draw:frame text:anchor-type="page" text:anchor-page-number="1" draw:z-index="21" draw:name="Picture 76" draw:style-name="gr2" draw:text-style-name="P27" svg:width="7.09cm" svg:height="0.343cm" svg:x="-6.033cm" svg:y="0cm">
        <draw:image xlink:href="Pictures/2000000900000FB5000000C9DF37253B.wmf" xlink:type="simple" xlink:show="embed" xlink:actuate="onLoad">
          <text:p/>
        </draw:image>
      </draw:frame>
      <draw:frame text:anchor-type="page" text:anchor-page-number="1" draw:z-index="22" draw:name="Picture 77" draw:style-name="gr2" draw:text-style-name="P27" svg:width="7.09cm" svg:height="0.343cm" svg:x="-6.033cm" svg:y="0cm">
        <draw:image xlink:href="Pictures/2000000900000FB5000000C9DF37253B.wmf" xlink:type="simple" xlink:show="embed" xlink:actuate="onLoad">
          <text:p/>
        </draw:image>
      </draw:frame>
      <draw:frame text:anchor-type="page" text:anchor-page-number="1" draw:z-index="23" draw:name="Picture 78" draw:style-name="gr2" draw:text-style-name="P27" svg:width="7.09cm" svg:height="0.343cm" svg:x="-6.033cm" svg:y="0cm">
        <draw:image xlink:href="Pictures/2000000900000FB5000000C9DF37253B.wmf" xlink:type="simple" xlink:show="embed" xlink:actuate="onLoad">
          <text:p/>
        </draw:image>
      </draw:frame>
      <draw:frame text:anchor-type="page" text:anchor-page-number="1" draw:z-index="24" draw:name="Picture 79" draw:style-name="gr2" draw:text-style-name="P27" svg:width="7.09cm" svg:height="0.343cm" svg:x="-6.033cm" svg:y="0cm">
        <draw:image xlink:href="Pictures/2000000900000FB5000000C9DF37253B.wmf" xlink:type="simple" xlink:show="embed" xlink:actuate="onLoad">
          <text:p/>
        </draw:image>
      </draw:frame>
      <text:p text:style-name="P26"><text:alphabetical-index-mark-start text:id="IMark4670680328" text:main-entry="true"/>PersistenceManagerFactory<text:alphabetical-index-mark-end text:id="IMark4670680328"/></text:p>
      <text:p text:style-name="P18"><text:bookmark text:name="_GoBack"/><draw:frame draw:style-name="fr1" draw:name="graphics1" text:anchor-type="as-char" svg:width="16.51cm" svg:height="0.342cm" draw:z-index="25"><draw:image xlink:href="Pictures/20000009000025F9000000C960F96591.wmf" xlink:type="simple" xlink:show="embed" xlink:actuate="onLoad"/></draw:frame></text:p>
      <text:p text:style-name="P13">This chapter details the <text:alphabetical-index-mark-start text:id="IMark4670680328" text:main-entry="true"/><text:span text:style-name="T1">PersistenceManagerFactory</text:span><text:alphabetical-index-mark-end text:id="IMark4670680328"/>, which is responsible for creating <text:span text:style-name="T1">PersistenceManager</text:span> instances for application use.</text:p>
      <text:p text:style-name="P3">package javax.jdo;</text:p>
      <text:p text:style-name="P3">public interface <text:alphabetical-index-mark-start text:id="IMark4670680328" text:main-entry="true"/>PersistenceManagerFactory<text:alphabetical-index-mark-end text:id="IMark4670680328"/> {</text:p>
      <text:p text:style-name="P19"><draw:frame draw:style-name="fr1" draw:name="1" text:anchor-type="as-char" svg:width="7.091cm" svg:height="0.342cm" draw:z-index="26"><draw:image xlink:href="Pictures/2000000900000FB5000000C9DF37253B.wmf" xlink:type="simple" xlink:show="embed" xlink:actuate="onLoad"/></draw:frame></text:p>
      <text:h text:style-name="P25" text:outline-level="2"><text:bookmark text:name="R-1023405"/>Interface <text:alphabetical-index-mark-start text:id="IMark4670680328" text:main-entry="true"/>PersistenceManagerFactory<text:alphabetical-index-mark-end text:id="IMark4670680328"/></text:h>
      <text:p text:style-name="P13">A JDO vendor must provide a class that implements <text:alphabetical-index-mark-start text:id="IMark4670680328" text:main-entry="true"/><text:span text:style-name="T1">PersistenceManagerFactory</text:span><text:alphabetical-index-mark-end text:id="IMark4670680328"/> and is permitted to provide a <text:span text:style-name="T1">PersistenceManager</text:span> constructor[s].</text:p>
      <text:p text:style-name="P13">A non-managed JDO application might choose to use a <text:span text:style-name="T1">PersistenceManager</text:span> constructor (JDO vendor specific) or use a <text:alphabetical-index-mark-start text:id="IMark4670680328" text:main-entry="true"/><text:span text:style-name="T1">PersistenceManagerFactory</text:span><text:alphabetical-index-mark-end text:id="IMark4670680328"/> (provided by the JDO vendor). A portable JDO application must use the <text:alphabetical-index-mark-start text:id="IMark4670680616" text:main-entry="true"/><text:span text:style-name="T1">PersistenceManagerFactory</text:span><text:alphabetical-index-mark-end text:id="IMark4670680616"/>.</text:p>
      <text:p text:style-name="P13">In a managed environment, the JDO <text:span text:style-name="T1">PersistenceManager</text:span> instance is typically acquired by a two step process: the application uses JNDI lookup to retrieve an environment-named object, which is then cast to <text:span text:style-name="T1">javax.jdo.</text:span><text:alphabetical-index-mark-start text:id="IMark4670680616" text:main-entry="true"/><text:span text:style-name="T1">PersistenceManagerFactory</text:span><text:alphabetical-index-mark-end text:id="IMark4670680616"/>; and then calls one of the factory’s <text:alphabetical-index-mark-start text:id="IMark4670680328" text:main-entry="true"/><text:span text:style-name="T1">getPersistenceManager</text:span><text:alphabetical-index-mark-end text:id="IMark4670680328"/> methods. Alternatively, one of the <text:span text:style-name="T1">JDOHelper</text:span> methods can be used to acquire a <text:alphabetical-index-mark-start text:id="IMark4670680712" text:main-entry="true"/><text:span text:style-name="T1">PersistenceManagerFactory</text:span><text:alphabetical-index-mark-end text:id="IMark4670680712"/>.</text:p>
      <text:p text:style-name="P13">In a non-managed environment, the JDO <text:span text:style-name="T1">PersistenceManager</text:span> instance is acquired by lookup as above; by constructing a <text:span text:style-name="T1">PersistenceManager</text:span>; or by constructing a <text:alphabetical-index-mark-start text:id="IMark4670680712" text:main-entry="true"/><text:span text:style-name="T1">PersistenceManagerFactory</text:span><text:alphabetical-index-mark-end text:id="IMark4670680712"/>, configuring the factory, and then calling the factory’s <text:alphabetical-index-mark-start text:id="IMark4670680328" text:main-entry="true"/><text:span text:style-name="T1">getPersistenceManager</text:span><text:alphabetical-index-mark-end text:id="IMark4670680328"/> method. These constructors are not part of the JDO standard. However, the following is recommended to support portable applications.</text:p>
      <text:p text:style-name="P13">The <text:alphabetical-index-mark-start text:id="IMark4670680328" text:main-entry="true"/><text:span text:style-name="T1">PersistenceManagerFactory</text:span><text:alphabetical-index-mark-end text:id="IMark4670680328"/> implementation class must implement a no-args constructor. This allows the standard Java 6 service discovery implementation to create a factory instance upon which the <text:span text:style-name="T1">getPersistenceManagerFactory</text:span> methods can be invoked.</text:p>
      <text:p text:style-name="P13">Configuring the <text:alphabetical-index-mark-start text:id="IMark4670680328" text:main-entry="true"/><text:span text:style-name="T1">PersistenceManagerFactory</text:span><text:alphabetical-index-mark-end text:id="IMark4670680328"/> follows the Java Beans pattern. Supported properties have a <text:span text:style-name="T1">get</text:span> method and a <text:span text:style-name="T1">set</text:span> method. </text:p>
      <text:p text:style-name="P13">The following properties, if set in the <text:alphabetical-index-mark-start text:id="IMark4670680328" text:main-entry="true"/><text:span text:style-name="T1">PersistenceManagerFactory</text:span><text:alphabetical-index-mark-end text:id="IMark4670680328"/>, are the default settings of all <text:span text:style-name="T1">PersistenceManager</text:span> instances created by the factory:</text:p>
      <text:p text:style-name="P8">•<text:span text:style-name="T1"><text:tab/></text:span><text:alphabetical-index-mark-start text:id="IMark4670680328" text:main-entry="true"/><text:span text:style-name="T1">Optimistic</text:span><text:alphabetical-index-mark-end text:id="IMark4670680328"/>: the transaction mode that specifies concurrency control</text:p>
      <text:p text:style-name="P5"><text:span text:style-name="Assertion">A11.1-1 [</text:span><text:alphabetical-index-mark-start text:id="IMark4670680328" text:main-entry="true"/>PersistenceManagerFactory<text:alphabetical-index-mark-end text:id="IMark4670680328"/>.setOptimistic(boolean flag) sets the value of the <text:alphabetical-index-mark-start text:id="IMark4670680712" text:main-entry="true"/>Optimistic<text:alphabetical-index-mark-end text:id="IMark4670680712"/> property (the transaction mode that specifies concurrency control)<text:span text:style-name="Assertion">]</text:span></text:p>
      <text:p text:style-name="P4"><text:span text:style-name="Assertion">A11.1-2 [</text:span><text:alphabetical-index-mark-start text:id="IMark4670680712" text:main-entry="true"/>PersistenceManagerFactory<text:alphabetical-index-mark-end text:id="IMark4670680712"/>.getOptimistic() returns the value of the <text:alphabetical-index-mark-start text:id="IMark4670680328" text:main-entry="true"/>Optimistic<text:alphabetical-index-mark-end text:id="IMark4670680328"/> property<text:span text:style-name="Assertion">]</text:span></text:p>
      <text:p text:style-name="P11"><text:soft-page-break/>•<text:span text:style-name="T1"><text:tab/></text:span><text:alphabetical-index-mark-start text:id="IMark4670680328" text:main-entry="true"/><text:span text:style-name="T1">RetainValues</text:span><text:alphabetical-index-mark-end text:id="IMark4670680328"/>: the transaction mode that specifies the treatment of persistent instances after commit</text:p>
      <text:p text:style-name="P5"><text:span text:style-name="Assertion">A11.1-3 [</text:span><text:alphabetical-index-mark-start text:id="IMark4670680328" text:main-entry="true"/>PersistenceManagerFactory<text:alphabetical-index-mark-end text:id="IMark4670680328"/>.setRetainValues(boolean flag) sets the value of the <text:alphabetical-index-mark-start text:id="IMark4670680712" text:main-entry="true"/>RetainValues<text:alphabetical-index-mark-end text:id="IMark4670680712"/> property (the transaction mode that specifies the treatment of persistent instances after commit)<text:span text:style-name="Assertion">]</text:span></text:p>
      <text:p text:style-name="P4"><text:span text:style-name="Assertion">A11.1-4 [</text:span><text:alphabetical-index-mark-start text:id="IMark4670680712" text:main-entry="true"/>PersistenceManagerFactory<text:alphabetical-index-mark-end text:id="IMark4670680712"/>.getRetainValues() returns the value of the <text:alphabetical-index-mark-start text:id="IMark4670680328" text:main-entry="true"/>RetainValues<text:alphabetical-index-mark-end text:id="IMark4670680328"/> property<text:span text:style-name="Assertion">]</text:span></text:p>
      <text:p text:style-name="P11">•<text:span text:style-name="T1"><text:tab/>RestoreValues</text:span>: the transaction mode that specifies the treatment of persistent instances after rollback</text:p>
      <text:p text:style-name="P5"><text:span text:style-name="Assertion">A11.1-28 [</text:span><text:alphabetical-index-mark-start text:id="IMark4670680328" text:main-entry="true"/>PersistenceManagerFactory<text:alphabetical-index-mark-end text:id="IMark4670680328"/>.setRestoreValues(boolean flag) sets the value of the RestoreValues property (the transaction mode that specifies the treatment of persistent instances after rollback)<text:span text:style-name="Assertion">]</text:span></text:p>
      <text:p text:style-name="P4"><text:span text:style-name="Assertion">A11.1-29 [</text:span><text:alphabetical-index-mark-start text:id="IMark4670680328" text:main-entry="true"/>PersistenceManagerFactory<text:alphabetical-index-mark-end text:id="IMark4670680328"/>.getRestoreValues() returns the value of the RestoreValues property<text:span text:style-name="Assertion">]</text:span></text:p>
      <text:p text:style-name="P11">•<text:span text:style-name="T1"><text:tab/>IgnoreCache</text:span>: the query mode that specifies whether cached instances are considered when evaluating the filter expression</text:p>
      <text:p text:style-name="P5"><text:span text:style-name="Assertion">A11.1-5 [</text:span><text:alphabetical-index-mark-start text:id="IMark4670680712" text:main-entry="true"/>PersistenceManagerFactory<text:alphabetical-index-mark-end text:id="IMark4670680712"/>.setIgnoreCache(boolean flag) sets the value of the IgnoreCache property (the query mode that specifies whether cached instances are considered when evaluating the filter expression)<text:span text:style-name="Assertion">]</text:span></text:p>
      <text:p text:style-name="P4"><text:span text:style-name="Assertion">A11.1-6 [</text:span><text:alphabetical-index-mark-start text:id="IMark4670680712" text:main-entry="true"/>PersistenceManagerFactory<text:alphabetical-index-mark-end text:id="IMark4670680712"/>.getIgnoreCache() returns the value of the IgnoreCache property<text:span text:style-name="Assertion">]</text:span></text:p>
      <text:p text:style-name="P11">•<text:span text:style-name="T1"><text:tab/></text:span><text:alphabetical-index-mark-start text:id="IMark4670680712" text:main-entry="true"/><text:span text:style-name="T1">NontransactionalRead</text:span><text:alphabetical-index-mark-end text:id="IMark4670680712"/>: the <text:span text:style-name="T1">PersistenceManager</text:span> mode that allows instances to be read outside a transaction</text:p>
      <text:p text:style-name="P5"><text:span text:style-name="Assertion">A11.1-7 [</text:span><text:alphabetical-index-mark-start text:id="IMark4670680712" text:main-entry="true"/>PersistenceManagerFactory<text:alphabetical-index-mark-end text:id="IMark4670680712"/>.setNontransactionalRead(boolean flag) sets the value of the <text:alphabetical-index-mark-start text:id="IMark4670680616" text:main-entry="true"/>NontransactionalRead<text:alphabetical-index-mark-end text:id="IMark4670680616"/> property (the PersistenceManager mode that allows instances to be read outside a transaction)<text:span text:style-name="Assertion">]</text:span></text:p>
      <text:p text:style-name="P4"><text:span text:style-name="Assertion">A11.1-8 [</text:span><text:alphabetical-index-mark-start text:id="IMark4670680616" text:main-entry="true"/>PersistenceManagerFactory<text:alphabetical-index-mark-end text:id="IMark4670680616"/>.getNontransactionalRead()returns the value of the <text:alphabetical-index-mark-start text:id="IMark4670680712" text:main-entry="true"/>NontransactionalRead<text:alphabetical-index-mark-end text:id="IMark4670680712"/> property<text:span text:style-name="Assertion">]</text:span></text:p>
      <text:p text:style-name="P11">•<text:span text:style-name="T1"><text:tab/></text:span><text:alphabetical-index-mark-start text:id="IMark4670680712" text:main-entry="true"/><text:span text:style-name="T1">NontransactionalWrite</text:span><text:alphabetical-index-mark-end text:id="IMark4670680712"/>: the <text:span text:style-name="T1">PersistenceManager</text:span> mode that allows instances to be written outside a transaction</text:p>
      <text:p text:style-name="P5"><text:span text:style-name="Assertion">A11.1-9 [</text:span><text:alphabetical-index-mark-start text:id="IMark4670680712" text:main-entry="true"/>PersistenceManagerFactory<text:alphabetical-index-mark-end text:id="IMark4670680712"/>.setNontransactionalWrite(boolean flag) sets the value of the <text:alphabetical-index-mark-start text:id="IMark4670680616" text:main-entry="true"/>NontransactionalWrite<text:alphabetical-index-mark-end text:id="IMark4670680616"/> property (the PersistenceManager mode that allows instances to be written outside a transaction)<text:span text:style-name="Assertion">]</text:span></text:p>
      <text:p text:style-name="P4"><text:span text:style-name="Assertion">A11.1-10 [</text:span><text:alphabetical-index-mark-start text:id="IMark4670680616" text:main-entry="true"/>PersistenceManagerFactory<text:alphabetical-index-mark-end text:id="IMark4670680616"/>.getNontransactionalWrite() returns the value of the <text:alphabetical-index-mark-start text:id="IMark4670680712" text:main-entry="true"/>NontransactionalWrite<text:alphabetical-index-mark-end text:id="IMark4670680712"/> property<text:span text:style-name="Assertion">]</text:span></text:p>
      <text:p text:style-name="P11">•<text:span text:style-name="T1"><text:tab/>Multithreaded</text:span>: the <text:span text:style-name="T1">PersistenceManager</text:span> mode that indicates that the application will invoke methods or access fields of managed instances from multiple threads</text:p>
      <text:p text:style-name="P5"><text:span text:style-name="Assertion">A11.1-11 [</text:span><text:alphabetical-index-mark-start text:id="IMark4670680712" text:main-entry="true"/>PersistenceManagerFactory<text:alphabetical-index-mark-end text:id="IMark4670680712"/>.setMultithreaded(boolean flag) sets the value of the Multithreaded flag that indicates that the application will invoke methods or access fields of managed instances from multiple threads.<text:span text:style-name="Assertion">]</text:span></text:p>
      <text:p text:style-name="P4"><text:span text:style-name="Assertion">A11.1-12 [</text:span><text:alphabetical-index-mark-start text:id="IMark4670680712" text:main-entry="true"/>PersistenceManagerFactory<text:alphabetical-index-mark-end text:id="IMark4670680712"/>.getMultithreaded() gets the value of the Multithreaded flag<text:span text:style-name="Assertion">]</text:span> </text:p>
      <text:p text:style-name="P11"><text:soft-page-break/>•<text:tab/><text:span text:style-name="T6">T</text:span><text:span text:style-name="T1">ransactionIsolationLevel</text:span>: the <text:span text:style-name="T1">Transaction</text:span> mode that indicates that the implementation should use a specific <text:alphabetical-index-mark-start text:id="IMark4670680712" text:main-entry="true"/>isolation level<text:alphabetical-index-mark-end text:id="IMark4670680712"/> when using connections.</text:p>
      <text:p text:style-name="P5"><text:span text:style-name="Assertion">A11.1-33 [</text:span><text:alphabetical-index-mark-start text:id="IMark4670680712" text:main-entry="true"/>PersistenceManagerFactory<text:alphabetical-index-mark-end text:id="IMark4670680712"/>.setTransactionIsolationLevel(boolean flag) sets the value of the TransactionIsolationLevel flag that indicates that the application will invoke methods or access fields of managed instances from multiple threads.<text:span text:style-name="Assertion">]</text:span></text:p>
      <text:p text:style-name="P4"><text:span text:style-name="Assertion">A11.1-34 [</text:span><text:alphabetical-index-mark-start text:id="IMark4670680712" text:main-entry="true"/>PersistenceManagerFactory<text:alphabetical-index-mark-end text:id="IMark4670680712"/>.getTransactionIsolationLevel() gets the value of the TransactionIsolationLevel flag<text:span text:style-name="Assertion">]</text:span> </text:p>
      <text:p text:style-name="P6">•<text:span text:style-name="T1"><text:tab/>DetachAllOnCommit</text:span>: the <text:span text:style-name="T1">PersistenceManager</text:span> mode that indicates that instances will be detached when the transaction commits.</text:p>
      <text:p text:style-name="P1">•<text:span text:style-name="T1"><text:tab/>CopyOnAttach</text:span>: the <text:span text:style-name="T1">PersistenceManager</text:span> mode that indicates that detached instances will be copied and not transitioned during <text:span text:style-name="T1">makePersistent</text:span>. The default is <text:span text:style-name="T1">true</text:span> due to backward compatibility. </text:p>
      <text:p text:style-name="P13">The following properties can only be set in the <text:alphabetical-index-mark-start text:id="IMark4670680712" text:main-entry="true"/><text:span text:style-name="T1">PersistenceManagerFactory</text:span><text:alphabetical-index-mark-end text:id="IMark4670680712"/>:</text:p>
      <text:p text:style-name="P9"><text:bookmark text:name="R-1021516"/><text:bookmark text:name="R-1021516T"/><text:span text:style-name="T1">Mapping</text:span>: the name of the mapping model for object-to-datastore mapping</text:p>
      <text:p text:style-name="P9"><text:span text:style-name="T1">Catalog</text:span>: the name of the catalog for object-to-relational mapping</text:p>
      <text:p text:style-name="P9"><text:span text:style-name="T1">Schema</text:span>: the name of the schema for object-to-relational mapping</text:p>
      <text:p text:style-name="P9"><text:span text:style-name="T1">PersistenceUnitName</text:span>: the name of the Persistence Unit corresponding to the <text:alphabetical-index-mark-start text:id="IMark4670680712" text:main-entry="true"/><text:span text:style-name="T1">PersistenceManagerFactory</text:span><text:alphabetical-index-mark-end text:id="IMark4670680712"/></text:p>
      <text:p text:style-name="P9"><text:span text:style-name="T1">TransactionType</text:span>: the type of transaction management used by this <text:alphabetical-index-mark-start text:id="IMark4670680712" text:main-entry="true"/><text:span text:style-name="T1">PersistenceManagerFactory</text:span><text:alphabetical-index-mark-end text:id="IMark4670680712"/>; allowable values are <text:span text:style-name="T1">JTA</text:span> and <text:span text:style-name="T1">RESOURCE_LOCAL</text:span>, corresponding to the definitions of these terms in the JSR-220 specification.</text:p>
      <text:p text:style-name="P13"><text:span text:style-name="T1">ServerTimeZoneID</text:span>: the time zone ID of the server to which this <text:alphabetical-index-mark-start text:id="IMark4670680712" text:main-entry="true"/><text:span text:style-name="T1">PersistenceManagerFactory</text:span><text:alphabetical-index-mark-end text:id="IMark4670680712"/> is connected, for use with the <text:span text:style-name="T1">PersistenceManager </text:span>method <text:span text:style-name="T1">getServerDate</text:span></text:p>
      <text:p text:style-name="P11">•<text:span text:style-name="T1"><text:tab/>ReadOnly</text:span>: the datastore is not able to be written by the jdo implementation, and <text:span text:style-name="Assertion">A11.1-28 [</text:span>if an attempt is made to write (via <text:span text:style-name="T1">commit</text:span> or <text:span text:style-name="T1">flush</text:span>) then <text:span text:style-name="T1">JDOReadOnlyException</text:span> is thrown. Implementations may eagerly throw an exception if an instance is modified or deleted, or an instance is made persistent.<text:span text:style-name="Assertion">]</text:span></text:p>
      <text:p text:style-name="P5"><text:span text:style-name="Assertion">A11.1-29 [</text:span><text:alphabetical-index-mark-start text:id="IMark4670680712" text:main-entry="true"/>PersistenceManagerFactory<text:alphabetical-index-mark-end text:id="IMark4670680712"/>.setReadOnly(boolean) sets the value of the ReadOnly property<text:span text:style-name="Assertion">]</text:span></text:p>
      <text:p text:style-name="P4"><text:span text:style-name="Assertion">A11.1-30 [</text:span><text:alphabetical-index-mark-start text:id="IMark4670680712" text:main-entry="true"/>PersistenceManagerFactory<text:alphabetical-index-mark-end text:id="IMark4670680712"/>.getReadOnly() returns the value of the ReadOnly property<text:span text:style-name="Assertion">]</text:span></text:p>
      <text:p text:style-name="P21"><text:tab/><text:tab/><text:bookmark text:name="R-1061484"/><text:bookmark text:name="R-1061484T"/>ServerTimeZoneID</text:p>
      <text:p text:style-name="P13"><text:bookmark text:name="R-1055904"/><text:bookmark text:name="R-1055904T"/><text:bookmark text:name="R10getAvailableIDsT"/>If ServerTimeZoneID is specified, the value must correspond to a valid time zone ID as returned by TimeZone.<text:bookmark text:name="R10getAvailableIDs"/>getAvailableIDs(). The implementation uses the ServerTimeZoneID to implement the <text:span text:style-name="T1">getServerDate</text:span> method. If ServerTimeZoneID is not specified, the implementation might use proprietary methods to determine the time zone in which the server is located. If ServerTimeZoneID is not specified, and the implementation cannot or does not use proprietary methods to determine the server time zone, then the default time zone ID of the Java VM is used.</text:p>
      <text:p text:style-name="P22"><text:bookmark text:name="X-102186601"/><text:tab/><text:tab/><text:alphabetical-index-mark-start text:id="IMark4670680904" text:main-entry="true"/>Transaction <text:alphabetical-index-mark-start text:id="IMark4670680808" text:main-entry="true"/>Isolation Level<text:alphabetical-index-mark-end text:id="IMark4670680808"/><text:alphabetical-index-mark-end text:id="IMark4670680904"/></text:p>
      <text:p text:style-name="P13">If the <text:alphabetical-index-mark-start text:id="IMark4670680904" text:main-entry="true"/>transaction <text:alphabetical-index-mark-start text:id="IMark4670680808" text:main-entry="true"/>isolation level<text:alphabetical-index-mark-end text:id="IMark4670680808"/><text:alphabetical-index-mark-end text:id="IMark4670680904"/> is specified, the implementation will set the actual <text:alphabetical-index-mark-start text:id="IMark4670680712" text:main-entry="true"/>isolation level<text:alphabetical-index-mark-end text:id="IMark4670680712"/> to be no less than requested, or <text:alphabetical-index-mark-start text:id="IMark4670680616" text:main-entry="true"/><text:span text:style-name="T1">JDOUnsupportedOptionException</text:span><text:alphabetical-index-mark-end text:id="IMark4670680616"/> is thrown during <text:soft-page-break/>freezing of the configuration (after the first use of <text:alphabetical-index-mark-start text:id="IMark4670681000" text:main-entry="true"/><text:span text:style-name="T1">getPersistenceManager</text:span><text:alphabetical-index-mark-end text:id="IMark4670681000"/>() or during construction via properties, <text:alphabetical-index-mark-start text:id="IMark4671336528" text:main-entry="true"/>jdoconfig.xml<text:alphabetical-index-mark-end text:id="IMark4671336528"/>, or persistence.xml). </text:p>
      <text:p text:style-name="P22"><text:bookmark text:name="X-102186608"/><text:tab/><text:tab/>Connection</text:p>
      <text:p text:style-name="P13">The following properties are for convenience, if there is no connection pooling or other need for a connection factory:</text:p>
      <text:p text:style-name="P8">•<text:span text:style-name="T1"><text:tab/>ConnectionUserName</text:span>: the name of the user establishing the connection</text:p>
      <text:p text:style-name="P5"><text:span text:style-name="Assertion">A11.1-13 [</text:span><text:alphabetical-index-mark-start text:id="IMark4671336528" text:main-entry="true"/>PersistenceManagerFactory<text:alphabetical-index-mark-end text:id="IMark4671336528"/>.setConnectionUserName(String name) sets the value of the ConnectionUserName property (the name of the user establishing the connection)<text:span text:style-name="Assertion">]</text:span></text:p>
      <text:p text:style-name="P4"><text:span text:style-name="Assertion">A11.1-14 [</text:span><text:alphabetical-index-mark-start text:id="IMark4671336528" text:main-entry="true"/>PersistenceManagerFactory<text:alphabetical-index-mark-end text:id="IMark4671336528"/>.getConnectionUserName() returns the value of the ConnectionUserName property<text:span text:style-name="Assertion">]</text:span></text:p>
      <text:p text:style-name="P11">•<text:span text:style-name="T1"><text:tab/>ConnectionPassword</text:span>: the password for the user</text:p>
      <text:p text:style-name="P4"><text:span text:style-name="Assertion">A11.1-15 [</text:span><text:alphabetical-index-mark-start text:id="IMark4671336528" text:main-entry="true"/>PersistenceManagerFactory<text:alphabetical-index-mark-end text:id="IMark4671336528"/>.setConnectionPassword(String password) sets the value of the ConnectionPassword property (the password for the user)<text:span text:style-name="Assertion">]</text:span></text:p>
      <text:p text:style-name="P11">•<text:span text:style-name="T1"><text:tab/>ConnectionURL</text:span>: the URL for the data source</text:p>
      <text:p text:style-name="P5"><text:span text:style-name="Assertion">A11.1-16 [</text:span><text:alphabetical-index-mark-start text:id="IMark4671336528" text:main-entry="true"/>PersistenceManagerFactory<text:alphabetical-index-mark-end text:id="IMark4671336528"/>.setConnectionURL(String URL) sets the value of the ConnectionURL property (the URL for the data source)<text:span text:style-name="Assertion">]</text:span></text:p>
      <text:p text:style-name="P4"><text:span text:style-name="Assertion">A11.1-17 [</text:span><text:alphabetical-index-mark-start text:id="IMark4671336528" text:main-entry="true"/>PersistenceManagerFactory<text:alphabetical-index-mark-end text:id="IMark4671336528"/>.getConnectionURL() returns the value of the ConnectionURL property<text:span text:style-name="Assertion">]</text:span></text:p>
      <text:p text:style-name="P11">•<text:span text:style-name="T1"><text:tab/>ConnectionDriverName</text:span>: the class name of the driver</text:p>
      <text:p text:style-name="P5"><text:span text:style-name="Assertion">A11.1-31 [</text:span><text:alphabetical-index-mark-start text:id="IMark4671336528" text:main-entry="true"/>PersistenceManagerFactory<text:alphabetical-index-mark-end text:id="IMark4671336528"/>.setConnectionDriverName(String drivername) sets the value of the ConnectionDriverName property (the class name of the driver)<text:span text:style-name="Assertion">]</text:span></text:p>
      <text:p text:style-name="P4"><text:span text:style-name="Assertion">A11.1-32 [</text:span><text:alphabetical-index-mark-start text:id="IMark4671336528" text:main-entry="true"/>PersistenceManagerFactory<text:alphabetical-index-mark-end text:id="IMark4671336528"/>.getConnectionDriverName() returns the value of the ConnectionDriverName property<text:span text:style-name="Assertion">]</text:span></text:p>
      <text:p text:style-name="P4">When a JDBC driver is used to connect to the database, the ConnectionDriverName might be ignored by the JDO implementation because the JDBC DriverManager handles the JDBC driver via the services lookup protocol.</text:p>
      <text:p text:style-name="P13">For a portable application, if any other connection properties are required, then a connection factory must be configured. </text:p>
      <text:p text:style-name="P13">The following properties are for use when a connection factory is used, and override the connection properties specified in <text:span text:style-name="T1">ConnectionURL</text:span>, <text:span text:style-name="T1">ConnectionUserName</text:span>, or <text:span text:style-name="T1">ConnectionPassword</text:span>.</text:p>
      <text:p text:style-name="P8">•<text:span text:style-name="T1"><text:tab/></text:span><text:alphabetical-index-mark-start text:id="IMark4671336528" text:main-entry="true"/><text:span text:style-name="T1">ConnectionFactory</text:span><text:alphabetical-index-mark-end text:id="IMark4671336528"/>: the connection factory from which datastore connections are obtained</text:p>
      <text:p text:style-name="P5"><text:span text:style-name="Assertion">A11.1-18 [</text:span><text:alphabetical-index-mark-start text:id="IMark4671336528" text:main-entry="true"/>PersistenceManagerFactory<text:alphabetical-index-mark-end text:id="IMark4671336528"/>.setConnectionFactory(java.lang.Object <text:alphabetical-index-mark-start text:id="IMark4670681000" text:main-entry="true"/>connectionFactory<text:alphabetical-index-mark-end text:id="IMark4670681000"/>) sets the value of the <text:alphabetical-index-mark-start text:id="IMark4670680616" text:main-entry="true"/>ConnectionFactory<text:alphabetical-index-mark-end text:id="IMark4670680616"/> property (the connection factory from which data store connections are obtained)<text:span text:style-name="Assertion">]</text:span></text:p>
      <text:p text:style-name="P4"><text:span text:style-name="Assertion">A11.1-19 [</text:span><text:alphabetical-index-mark-start text:id="IMark4670680616" text:main-entry="true"/>PersistenceManagerFactory<text:alphabetical-index-mark-end text:id="IMark4670680616"/>.getConnectionFactory() returns the value of the <text:alphabetical-index-mark-start text:id="IMark4670681000" text:main-entry="true"/>ConnectionFactory<text:alphabetical-index-mark-end text:id="IMark4670681000"/> property<text:span text:style-name="Assertion">]</text:span></text:p>
      <text:p text:style-name="P11">•<text:span text:style-name="T1"><text:tab/>ConnectionFactoryName</text:span>: the name of the connection factory from which datastore connections are obtained. This name is looked up with JNDI to locate the connection factory.</text:p>
      <text:p text:style-name="P5"><text:soft-page-break/><text:span text:style-name="Assertion">A11.1-20 [</text:span><text:alphabetical-index-mark-start text:id="IMark4670681000" text:main-entry="true"/>PersistenceManagerFactory<text:alphabetical-index-mark-end text:id="IMark4670681000"/>.setConnectionFactoryName(String name) sets the value of the ConnectionFactoryName property (the name of the connection factory from which data store connections are obtained. This name is looked up with JNDI to locate the connection factory.)<text:span text:style-name="Assertion">]</text:span></text:p>
      <text:p text:style-name="P4"><text:span text:style-name="Assertion">A11.1-21 [</text:span><text:alphabetical-index-mark-start text:id="IMark4670681000" text:main-entry="true"/>PersistenceManagerFactory<text:alphabetical-index-mark-end text:id="IMark4670681000"/>.getConnectionFactoryName() returns the value of the ConnectionFactoryName property<text:span text:style-name="Assertion">]</text:span></text:p>
      <text:p text:style-name="P13">If multiple connection properties are set, then they are evaluated in order: </text:p>
      <text:p text:style-name="P1">•<text:span text:style-name="T3"><text:tab/></text:span><text:span text:style-name="Assertion">A11.1-22 [</text:span>if <text:alphabetical-index-mark-start text:id="IMark4670681000" text:main-entry="true"/><text:span text:style-name="T1">ConnectionFactory</text:span><text:alphabetical-index-mark-end text:id="IMark4670681000"/> is specified (not <text:span text:style-name="T1">null</text:span>), all other properties are ignored;<text:span text:style-name="Assertion">]</text:span></text:p>
      <text:p text:style-name="P1">•<text:tab/>else <text:span text:style-name="Assertion">A11.1-23 [</text:span>if <text:span text:style-name="T1">ConnectionFactoryName</text:span> is specified (not <text:span text:style-name="T1">null</text:span>), all other properties are ignored.<text:span text:style-name="Assertion">]</text:span></text:p>
      <text:p text:style-name="P13">For the application server environment, connection factories always return connections that are enlisted in the thread’s current transaction context. To use <text:alphabetical-index-mark-start text:id="IMark4670681000" text:main-entry="true"/>optimistic<text:alphabetical-index-mark-end text:id="IMark4670681000"/> transactions in this environment requires a connection factory that returns connections that are not enlisted in the current transaction context. For this purpose, the following two properties are used:</text:p>
      <text:p text:style-name="P8">•<text:span text:style-name="T1"><text:tab/>ConnectionFactory2</text:span>: the connection factory from which nontransactional datastore connections are obtained</text:p>
      <text:p text:style-name="P5"><text:span text:style-name="Assertion">A11.1-24 [</text:span><text:alphabetical-index-mark-start text:id="IMark4670681000" text:main-entry="true"/>PersistenceManagerFactory<text:alphabetical-index-mark-end text:id="IMark4670681000"/>.setConnectionFactory2(java.lang.Object <text:alphabetical-index-mark-start text:id="IMark4670680616" text:main-entry="true"/>connectionFactory<text:alphabetical-index-mark-end text:id="IMark4670680616"/>) sets the value of the ConnectionFactory2 property (the connection factory from which nontransactional data store connections are obtained)<text:span text:style-name="Assertion">]</text:span></text:p>
      <text:p text:style-name="P4"><text:span text:style-name="Assertion">A11.1-25 [</text:span><text:alphabetical-index-mark-start text:id="IMark4670680616" text:main-entry="true"/>PersistenceManagerFactory<text:alphabetical-index-mark-end text:id="IMark4670680616"/>.getConnectionFactory2() returns the value of the ConnectionFactory2 property<text:span text:style-name="Assertion">]</text:span></text:p>
      <text:p text:style-name="P11">•<text:span text:style-name="T1"><text:tab/>ConnectionFactory2Name</text:span>: the name of the connection factory from which nontransactional datastore connections are obtained. This name is looked up with JNDI to locate the connection factory.</text:p>
      <text:p text:style-name="P5"><text:span text:style-name="Assertion">A11.1-26 [</text:span><text:alphabetical-index-mark-start text:id="IMark4670680616" text:main-entry="true"/>PersistenceManagerFactory<text:alphabetical-index-mark-end text:id="IMark4670680616"/>.setConnectionFactory2Name(String name) sets the value of the ConnectionFactory2Name property (the name of the connection factory from which nontransactional data store connections are obtained. This name is looked up with JNDI to locate the connection factory.)<text:span text:style-name="Assertion">]</text:span></text:p>
      <text:p text:style-name="P4"><text:span text:style-name="Assertion">A11.1-27 [</text:span><text:alphabetical-index-mark-start text:id="IMark4670680616" text:main-entry="true"/>PersistenceManagerFactory<text:alphabetical-index-mark-end text:id="IMark4670680616"/>.getConnectionFactory2Name() returns the value of the ConnectionFactory2Name property<text:span text:style-name="Assertion">]</text:span></text:p>
      <text:p text:style-name="P21"><text:tab/><text:tab/>Datastore Timeout</text:p>
      <text:p text:style-name="P13">Some datastore operations can exceed the expected or desired time to execute, due to conditions that might not be influenced by the application directly. In order to allow the application to gracefully recover from these conditions, the application can specify timeouts to be applied separately to read and write datastore operations. </text:p>
      <text:p text:style-name="P1">•<text:span text:style-name="T1"><text:tab/>DatastoreReadTimeoutMillis</text:span>: the number of milliseconds allowed for read operations to complete. Read operations include retrieving instances from the datastore, loading fields, and executing queries that do not change the datastore.</text:p>
      <text:p text:style-name="P1">•<text:span text:style-name="T1"><text:tab/>DatastoreWriteTimeoutMillis</text:span>: the number of milliseconds allowed for write operations to complete. Write operations include flushing changes and deleting instances by query.</text:p>
      <text:p text:style-name="P13"><text:soft-page-break/>Timeouts can be specified at three locations: the <text:alphabetical-index-mark-start text:id="IMark4670680616" text:main-entry="true"/><text:span text:style-name="T1">PersistenceManagerFactory</text:span><text:alphabetical-index-mark-end text:id="IMark4670680616"/>, the <text:span text:style-name="T1">PersistenceManager</text:span>, and the <text:span text:style-name="T1">Query</text:span>. Timeouts specified at the <text:alphabetical-index-mark-start text:id="IMark4670681000" text:main-entry="true"/><text:span text:style-name="T1">PersistenceManagerFactory</text:span><text:alphabetical-index-mark-end text:id="IMark4670681000"/> are the defaults for timeouts of the <text:span text:style-name="T1">PersistenceManager</text:span>. Timeous specified at the <text:span text:style-name="T1">PersistenceManager </text:span>are the defaults for <text:span text:style-name="T1">Query</text:span>. Timeouts specified at the <text:span text:style-name="T1">Query</text:span> apply only to that specific query.</text:p>
      <text:p text:style-name="P13">If a timeout is specified, the implementation will use the supplied value as a timeout for operations where the underlying datastore supports it. The timeouts are in milliseconds. If it is not specified then there is no timeout. </text:p>
      <text:h text:style-name="P23" text:outline-level="3">Construction by Properties</text:h>
      <text:p text:style-name="P13"><text:span text:style-name="Assertion">A11.1-32 [</text:span>An implementation must provide two methods to construct a <text:alphabetical-index-mark-start text:id="IMark4670681000" text:main-entry="true"/><text:span text:style-name="T1">PersistenceManagerFactory</text:span><text:alphabetical-index-mark-end text:id="IMark4670681000"/> by a <text:span text:style-name="T1">Map</text:span> instance. One static method is called by the <text:span text:style-name="T1">JDOHelper</text:span> method <text:span text:style-name="T1">getPersistenceManagerFactory (Map props)</text:span>. The other static method is called by <text:span text:style-name="T1">JDOHelper</text:span> method <text:span text:style-name="T1">getPersistenceManagerFactory (Map overrides, String name).</text:span></text:p>
      <text:p text:style-name="P3">static <text:alphabetical-index-mark-start text:id="IMark4670681000" text:main-entry="true"/>PersistenceManagerFactory<text:alphabetical-index-mark-end text:id="IMark4670681000"/> getPersistenceManagerFactory (Map props);<text:span text:style-name="Assertion"><text:span text:style-name="T2">]</text:span></text:span></text:p>
      <text:p text:style-name="P3">static <text:alphabetical-index-mark-start text:id="IMark4670681000" text:main-entry="true"/>PersistenceManagerFactory<text:alphabetical-index-mark-end text:id="IMark4670681000"/> getPersistenceManagerFactory (Map overrides, Map props);<text:span text:style-name="Assertion"><text:span text:style-name="T2">]</text:span></text:span></text:p>
      <text:p text:style-name="P13"><text:span text:style-name="Assertion">A11.1-33 [</text:span>The <text:span text:style-name="T1">overrides</text:span> entries consist of JDO vendor-specific properties and standard property names. The <text:span text:style-name="T1">props</text:span> entries consist of: <text:span text:style-name="T1">"javax.jdo.PersistenceManagerFactoryClass"</text:span>, whose value is the name of the implementation class; any JDO vendor-specific properties; and the following standard property names, which correspond to the properties as documented in this chapter. </text:p>
      <text:p text:style-name="P12">•<text:tab/>"javax.jdo.option.<text:alphabetical-index-mark-start text:id="IMark4670681000" text:main-entry="true"/>Optimistic<text:alphabetical-index-mark-end text:id="IMark4670681000"/>"</text:p>
      <text:p text:style-name="P12">•<text:tab/>"javax.jdo.option.<text:alphabetical-index-mark-start text:id="IMark4670681000" text:main-entry="true"/>RetainValues<text:alphabetical-index-mark-end text:id="IMark4670681000"/>"</text:p>
      <text:p text:style-name="P12">•<text:tab/>"javax.jdo.option.RestoreValues"</text:p>
      <text:p text:style-name="P12">•<text:tab/>"javax.jdo.option.IgnoreCache"</text:p>
      <text:p text:style-name="P12">•<text:tab/>"javax.jdo.option.<text:alphabetical-index-mark-start text:id="IMark4670681000" text:main-entry="true"/>NontransactionalRead<text:alphabetical-index-mark-end text:id="IMark4670681000"/>"</text:p>
      <text:p text:style-name="P12">•<text:tab/>"javax.jdo.option.<text:alphabetical-index-mark-start text:id="IMark4670681000" text:main-entry="true"/>NontransactionalWrite<text:alphabetical-index-mark-end text:id="IMark4670681000"/>"</text:p>
      <text:p text:style-name="P12">•<text:tab/>"javax.jdo.option.Multithreaded"</text:p>
      <text:p text:style-name="P12">•<text:tab/>"javax.jdo.option.DetachAllOnCommit"</text:p>
      <text:p text:style-name="P12">•<text:tab/>"javax.jdo.option.CopyOnAttach"</text:p>
      <text:p text:style-name="P12">•<text:tab/>"javax.jdo.option.ConnectionUserName"</text:p>
      <text:p text:style-name="P12">•<text:tab/>"javax.jdo.option.ConnectionPassword"</text:p>
      <text:p text:style-name="P12">•<text:tab/>"javax.jdo.option.ConnectionURL"</text:p>
      <text:p text:style-name="P12">•<text:tab/>"javax.jdo.option.ConnectionDriverName"</text:p>
      <text:p text:style-name="P12">•<text:tab/>"javax.jdo.option.ConnectionFactoryName"</text:p>
      <text:p text:style-name="P12">•<text:tab/>"javax.jdo.option.ConnectionFactory2Name"</text:p>
      <text:p text:style-name="P12">•<text:tab/>"<text:alphabetical-index-mark-start text:id="IMark4670681000" text:main-entry="true"/>javax.jdo.option.Mapping<text:alphabetical-index-mark-end text:id="IMark4670681000"/>"</text:p>
      <text:p text:style-name="P12"><text:soft-page-break/>•<text:tab/>"<text:alphabetical-index-mark-start text:id="IMark4670681000" text:main-entry="true"/>javax.jdo.mapping.Catalog<text:alphabetical-index-mark-end text:id="IMark4670681000"/>"</text:p>
      <text:p text:style-name="P12">•<text:tab/>"<text:alphabetical-index-mark-start text:id="IMark4670681000" text:main-entry="true"/>javax.jdo.mapping.Schema<text:alphabetical-index-mark-end text:id="IMark4670681000"/>"</text:p>
      <text:p text:style-name="P12">•<text:tab/>"javax.jdo.option.TransactionType"</text:p>
      <text:p text:style-name="P12">•<text:tab/>"javax.jdo.option.ServerTimeZoneID"</text:p>
      <text:p text:style-name="P12">•<text:tab/>"javax.jdo.option.ReadOnly"</text:p>
      <text:p text:style-name="P12">•<text:tab/>"javax.jdo.option.DatastoreReadTimeoutMillis"</text:p>
      <text:p text:style-name="P12">•<text:tab/>"javax.jdo.option.DatastoreWriteTimeoutMillis"</text:p>
      <text:p text:style-name="P13">The following two properties are only used in the <text:span text:style-name="T1">props</text:span>, not in the <text:span text:style-name="T1">overrides</text:span>.</text:p>
      <text:p text:style-name="P12">•<text:tab/>"javax.jdo.option.Name"</text:p>
      <text:p text:style-name="P12">•<text:tab/>"javax.jdo.option.PersistenceUnitName"</text:p>
      <text:p text:style-name="P13">The property <text:span text:style-name="T1">"javax.jdo.PersistenceManagerFactoryClass"</text:span> is the fully qualified class name of the <text:alphabetical-index-mark-start text:id="IMark4670681000" text:main-entry="true"/><text:span text:style-name="T1">PersistenceManagerFactory</text:span><text:alphabetical-index-mark-end text:id="IMark4670681000"/>.<text:span text:style-name="Assertion">]</text:span></text:p>
      <text:p text:style-name="P13">Properties whose key begins with the prefix <text:span text:style-name="T1">"javax.jdo.listener.InstanceLifecycleListener."</text:span> have special treatment. The part of the key following the prefix is used as the class name of a class that implements <text:span text:style-name="T1">javax.jdo.listener.InstanceLifecycleListener</text:span>. The implementation first attempts to get an instance via the static method <text:span text:style-name="T1">getInstance()</text:span> that returns an instance that implements the <text:span text:style-name="T1">javax.jdo.listener.InstanceLifecycleListener</text:span>. If this is unsuccessful, an instance of this class is constructed via a no-args constructor. The value of the key is a comma-separated <text:alphabetical-index-mark-start text:id="IMark4670681000" text:main-entry="true"/>list<text:alphabetical-index-mark-end text:id="IMark4670681000"/> of classes to which the instantiated listener is registered to listen.</text:p>
      <text:p text:style-name="P13">Similarly, properties whose key begins with the prefix <text:span text:style-name="T1">"javax.jdo.datastore.</text:span><text:alphabetical-index-mark-start text:id="IMark4670681000" text:main-entry="true"/><text:span text:style-name="T1">DataStoreCache</text:span><text:alphabetical-index-mark-end text:id="IMark4670681000"/><text:span text:style-name="T1">." </text:span>have special treatment. The part of the key following the prefix is used as the class name of a class that implements <text:span text:style-name="T1">javax.jdo.datastore.</text:span><text:alphabetical-index-mark-start text:id="IMark4670680616" text:main-entry="true"/><text:span text:style-name="T1">DataStoreCache</text:span><text:alphabetical-index-mark-end text:id="IMark4670680616"/>. The implementation first attempts to get an instance via the static method <text:span text:style-name="T1">getInstance()</text:span> that returns an instance that implements the <text:span text:style-name="T1">javax.jdo.datastore.</text:span><text:alphabetical-index-mark-start text:id="IMark4671336528" text:main-entry="true"/><text:span text:style-name="T1">DataStoreCache</text:span><text:alphabetical-index-mark-end text:id="IMark4671336528"/>. If this is unsuccessful, an instance of this class is constructed via a no-args constructor. The implementation registers it as the cache for the <text:alphabetical-index-mark-start text:id="IMark4670680712" text:main-entry="true"/><text:span text:style-name="T1">PersistenceManagerFactory</text:span><text:alphabetical-index-mark-end text:id="IMark4670680712"/>.</text:p>
      <text:p text:style-name="P13"><text:span text:style-name="Assertion">A11.1-34 [</text:span>The <text:span text:style-name="T1">String</text:span> type properties are taken without change from the value of the corresponding keys.<text:span text:style-name="Assertion">]</text:span> <text:span text:style-name="T1">Boolean</text:span> type properties treat the <text:span text:style-name="T1">String</text:span> value as representing <text:span text:style-name="Assertion">A11.1-35 [</text:span><text:span text:style-name="T1">true</text:span> if the value of the <text:span text:style-name="T1">String</text:span> compares equal, ignoring case, to <text:span text:style-name="T1">"true"</text:span><text:span text:style-name="Assertion">]</text:span>, and <text:span text:style-name="Assertion">A11.1-36 [</text:span><text:span text:style-name="T1">false</text:span> if the value of the <text:span text:style-name="T1">String</text:span> is anything else.<text:span text:style-name="Assertion">]</text:span> </text:p>
      <text:p text:style-name="P13"><text:span text:style-name="Assertion">A11.1-37 [</text:span>Any property not recognized by the implementation must be silently ignored.<text:span text:style-name="Assertion">]</text:span> <text:span text:style-name="Assertion">A11.1-38 [</text:span>Any standard property corresponding to an optional feature not supported by the implementation must throw <text:alphabetical-index-mark-start text:id="IMark4670680712" text:main-entry="true"/><text:span text:style-name="T1">JDOUnsupportedOptionException</text:span><text:alphabetical-index-mark-end text:id="IMark4670680712"/>.<text:span text:style-name="Assertion">]</text:span></text:p>
      <text:p text:style-name="P13">The Mapping property specifies the object-data store mapping to be used by the implementation. The property is used to construct the names of resource files containing metadata. For more information on the use of this property, see Chapters 15 and 18.</text:p>
      <text:p text:style-name="P13"><text:span text:style-name="Assertion">A11.1-39 [</text:span>Default values for properties not specified in the props parameter are provided by the implementation.<text:span text:style-name="Assertion">]</text:span> A portable application must specify all values for properties needed by the application.</text:p>
      <text:p text:style-name="P13"><text:soft-page-break/>There are properties that are provided by the JDOHelper methods in the following cases. </text:p>
      <text:p text:style-name="P1">•<text:tab/>If the user uses the methods <text:span text:style-name="T1">getPersistenceManagerFactory(File file) </text:span>or <text:span text:style-name="T1">getPersistenceManagerFactory(File file, ClassLoader loader) </text:span>then the <text:span text:style-name="T1">Map</text:span> instance passed to the static method will contain a property with a key of <text:span text:style-name="T1">"javax.jdo.spi.PropertiesFileName"</text:span>, and a value equal to the result of calling <text:span text:style-name="T1">getAbsolutePath()</text:span> on the file parameter. Absence of this property means that neither of these methods was used.</text:p>
      <text:p text:style-name="P1">•<text:tab/>If the user uses the methods <text:span text:style-name="T1">getPersistenceManagerFactory(String resourceName) </text:span>or <text:span text:style-name="T1">getPersistenceManagerFactory(String resourceName, ClassLoader loader) </text:span>and the properties instance was loaded from a resource, then the <text:span text:style-name="T1">Properties</text:span> instance passed to the static method will contain a property with a key of<text:span text:style-name="T1"> "javax.jdo.option.spi.ResourceName"</text:span>, and a value equal to the name of the resource. Absence of this property means that neither of these methods was used.</text:p>
      <text:p text:style-name="P1">•<text:tab/>If the user uses the method <text:span text:style-name="T1">getPersistenceManagerFactory(String resourceName) </text:span>and the properties instance was created from <text:alphabetical-index-mark-start text:id="IMark4670680712" text:main-entry="true"/><text:span text:style-name="T1">jdoconfig.xml</text:span><text:alphabetical-index-mark-end text:id="IMark4670680712"/>, then the <text:span text:style-name="T1">Properties</text:span> instance passed to the static method will contain a property with a key of<text:span text:style-name="T1"> "javax.jdo.</text:span><text:span text:style-name="T1">option.</text:span><text:span text:style-name="T1">Name"</text:span>, and a value equal to the name of the persistence manager factory in the <text:alphabetical-index-mark-start text:id="IMark4671336528" text:main-entry="true"/><text:span text:style-name="T1">jdoconfig.xml</text:span><text:alphabetical-index-mark-end text:id="IMark4671336528"/> file.</text:p>
      <text:h text:style-name="P24" text:outline-level="3">Construction by <text:alphabetical-index-mark-start text:id="IMark4671336528" text:main-entry="true"/>jdoconfig.xml<text:alphabetical-index-mark-end text:id="IMark4671336528"/></text:h>
      <text:p text:style-name="P13"><text:span text:style-name="Assertion">A11.1.2-1 [</text:span>Users can access a <text:alphabetical-index-mark-start text:id="IMark4671336528" text:main-entry="true"/><text:span text:style-name="T1">PersistenceManagerFactory</text:span><text:alphabetical-index-mark-end text:id="IMark4671336528"/><text:span text:style-name="T1"> </text:span>by creating a <text:bookmark text:name="X-101997651"/><text:alphabetical-index-mark-start text:id="IMark4670680712" text:main-entry="true"/>jdoconfig.xml<text:alphabetical-index-mark-end text:id="IMark4670680712"/> file and making it available on the class path as <text:bookmark text:name="X-101997652"/><text:alphabetical-index-mark-start text:id="IMark4670680616" text:main-entry="true"/>META-INF<text:alphabetical-index-mark-end text:id="IMark4670680616"/>/<text:alphabetical-index-mark-start text:id="IMark4670681000" text:main-entry="true"/>jdoconfig.xml<text:alphabetical-index-mark-end text:id="IMark4670681000"/>.<text:span text:style-name="Assertion">]</text:span> The format of the <text:alphabetical-index-mark-start text:id="IMark4670680904" text:main-entry="true"/>jdoconfig.xml<text:alphabetical-index-mark-end text:id="IMark4670680904"/> file is described fully in Appendix D. Any number of <text:alphabetical-index-mark-start text:id="IMark4670680808" text:main-entry="true"/>META-INF<text:alphabetical-index-mark-end text:id="IMark4670680808"/>/<text:alphabetical-index-mark-start text:id="IMark4671336624" text:main-entry="true"/>jdoconfig.xml<text:alphabetical-index-mark-end text:id="IMark4671336624"/> files can be used. The element persistence-manager-factory configures the named <text:alphabetical-index-mark-start text:id="IMark4671336720" text:main-entry="true"/><text:span text:style-name="T1">PersistenceManagerFactory</text:span><text:alphabetical-index-mark-end text:id="IMark4671336720"/>. </text:p>
      <text:p text:style-name="P13">Each attribute and sub-element in the persistence-manager-factory corresponds to a property already discussed above. </text:p>
      <text:p text:style-name="P13">If the user uses the <text:span text:style-name="T1">JDOHelper</text:span> methods <text:span text:style-name="T1">getPersistenceManagerFactory (String resourceName) </text:span>or <text:span text:style-name="T1">getPersistenceManagerFactory (String resourceName, ClassLoader loader) </text:span>then a <text:span text:style-name="T1">Properties</text:span> instance is created from the contents of the <text:alphabetical-index-mark-start text:id="IMark4671336720" text:main-entry="true"/><text:span text:style-name="T1">jdoconfig.xml</text:span><text:alphabetical-index-mark-end text:id="IMark4671336720"/> element that contains <text:span text:style-name="T1">resourceName</text:span> as the value of the element or property called <text:span text:style-name="T1">"javax.jdo.option.Name"</text:span>. This <text:span text:style-name="T1">Properties</text:span> instance is passed to the static <text:alphabetical-index-mark-start text:id="IMark4671336624" text:main-entry="true"/><text:span text:style-name="T1">PersistenceManagerFactory</text:span><text:alphabetical-index-mark-end text:id="IMark4671336624"/> method <text:span text:style-name="T1">getPersistenceManagerFactory (Map props);</text:span>.</text:p>
      <text:h text:style-name="P23" text:outline-level="3">Access via <text:bookmark text:name="X-101997754"/>persistence.xml</text:h>
      <text:p text:style-name="P13">Users can access a <text:alphabetical-index-mark-start text:id="IMark4671336624" text:main-entry="true"/><text:span text:style-name="T1">PersistenceManagerFactory</text:span><text:alphabetical-index-mark-end text:id="IMark4671336624"/><text:span text:style-name="T1"> </text:span>by referring to an existing persistence.xml file that contains the configuration information for a <text:alphabetical-index-mark-start text:id="IMark4671336720" text:main-entry="true"/><text:span text:style-name="T1">PersistenceManagerFactory</text:span><text:alphabetical-index-mark-end text:id="IMark4671336720"/>. If a <text:alphabetical-index-mark-start text:id="IMark4670680808" text:main-entry="true"/><text:span text:style-name="T1">PersistenceManagerFactory</text:span><text:alphabetical-index-mark-end text:id="IMark4670680808"/> definition includes the property <text:span text:style-name="T1">PersistenceUnitName</text:span>, then the <text:alphabetical-index-mark-start text:id="IMark4670680904" text:main-entry="true"/><text:span text:style-name="T1">PersistenceManagerFactory</text:span><text:alphabetical-index-mark-end text:id="IMark4670680904"/> will use the named <text:span text:style-name="T1">PersistenceUnitName</text:span> for configuration properties. Properties specified by the <text:span text:style-name="T1">Properties</text:span> override the properties specified by the <text:span text:style-name="T1">PersistenceUnitName</text:span>. </text:p>
      <text:h text:style-name="P23" text:outline-level="3">jdoconfig.xml</text:h>
      <text:p text:style-name="P13">The <text:alphabetical-index-mark-start text:id="IMark4670680904" text:main-entry="true"/>jdoconfig.xml<text:alphabetical-index-mark-end text:id="IMark4670680904"/> file can be described by the non-normative DTD:</text:p>
      <text:p text:style-name="P2"><text:soft-page-break/>&lt;!DOCTYPE jdoconfig</text:p>
      <text:p text:style-name="P2"><text:s text:c="4"/>PUBLIC “-//Sun Microsystems, Inc.//DTD Java Data Objects Configuration 2.3//EN”</text:p>
      <text:p text:style-name="P2"><text:s text:c="4"/>“http://xmlns.jcp.org/dtd/jdoconfig_3_2.dtd”&gt;</text:p>
      <text:p text:style-name="P2">--&gt;</text:p>
      <text:p text:style-name="P2">&lt;!ELEMENT jdoconfig (persistence-manager-factory+)&gt;</text:p>
      <text:p text:style-name="P2"/>
      <text:p text:style-name="P2">&lt;!ELEMENT persistence-manager-factory (property*, instance-lifecycle-listener*)&gt;</text:p>
      <text:p text:style-name="P2">&lt;!ATTLIST persistence-manager-factory class CDATA #IMPLIED&gt;</text:p>
      <text:p text:style-name="P2">&lt;!ATTLIST persistence-manager-factory name CDATA #IMPLIED&gt;</text:p>
      <text:p text:style-name="P2">&lt;!ATTLIST persistence-manager-factory persistence-unit-name CDATA #IMPLIED&gt;</text:p>
      <text:p text:style-name="P2">&lt;!ATTLIST persistence-manager-factory <text:alphabetical-index-mark-start text:id="IMark4670680904" text:main-entry="true"/>optimistic<text:alphabetical-index-mark-end text:id="IMark4670680904"/> (true|false) CDATA #IMPLIED&gt;</text:p>
      <text:p text:style-name="P2">&lt;!ATTLIST persistence-manager-factory readonly (true|false) CDATA ‘false’&gt;</text:p>
      <text:p text:style-name="P2">&lt;!ATTLIST persistence-manager-factory retain-values (true|false) CDATA #IMPLIED&gt;</text:p>
      <text:p text:style-name="P2">&lt;!ATTLIST persistence-manager-factory restore-values (true|false) CDATA #IMPLIED&gt;</text:p>
      <text:p text:style-name="P2">&lt;!ATTLIST persistence-manager-factory ignore-cache (true|false) CDATA #IMPLIED&gt;</text:p>
      <text:p text:style-name="P2">&lt;!ATTLIST persistence-manager-factory nontransactional-read (true|false) CDATA #IMPLIED&gt;</text:p>
      <text:p text:style-name="P2">&lt;!ATTLIST persistence-manager-factory nontransactional-write (true|false) CDATA #IMPLIED&gt;</text:p>
      <text:p text:style-name="P2">&lt;!ATTLIST persistence-manager-factory multithreaded (true|false) CDATA #IMPLIED&gt;</text:p>
      <text:p text:style-name="P2">&lt;!ATTLIST persistence-manager-factory transaction-isolation-level CDATA #IMPLIED&gt;</text:p>
      <text:p text:style-name="P2">&lt;!ATTLIST persistence-manager-factory connection-driver-name CDATA #IMPLIED&gt;</text:p>
      <text:p text:style-name="P2">&lt;!ATTLIST persistence-manager-factory connection-user-name CDATA #IMPLIED&gt;</text:p>
      <text:p text:style-name="P2">&lt;!ATTLIST persistence-manager-factory connection-password CDATA #IMPLIED&gt;</text:p>
      <text:p text:style-name="P2">&lt;!ATTLIST persistence-manager-factory connection-url CDATA #IMPLIED&gt;</text:p>
      <text:p text:style-name="P2">&lt;!ATTLIST persistence-manager-factory connection-factory-name CDATA #IMPLIED&gt;</text:p>
      <text:p text:style-name="P2">&lt;!ATTLIST persistence-manager-factory connection-factory2-name CDATA #IMPLIED&gt;</text:p>
      <text:p text:style-name="P2">&lt;!ATTLIST persistence-manager-factory mapping CDATA #IMPLIED&gt;</text:p>
      <text:p text:style-name="P2">&lt;!ATTLIST persistence-manager-factory detach-all-on-commit (true|false) CDATA #IMPLIED&gt;</text:p>
      <text:p text:style-name="P2">&lt;!ATTLIST persistence-manager-factory server-time-zone-id CDATA #IMPLIED&gt;</text:p>
      <text:p text:style-name="P2">&lt;!ATTLIST persistence-manager-factory datastore-read-timeout-millis CDATA #IMPLIED&gt;</text:p>
      <text:p text:style-name="P2">&lt;!ATTLIST persistence-manager-factory datastore-write-timeout-millis CDATA #IMPLIED&gt;</text:p>
      <text:p text:style-name="P2"/>
      <text:p text:style-name="P2">&lt;!ELEMENT property EMPTY&gt;</text:p>
      <text:p text:style-name="P2">&lt;!ATTLIST property name CDATA #REQUIRED&gt;</text:p>
      <text:p text:style-name="P2">&lt;!ATTLIST property value CDATA #IMPLIED&gt;</text:p>
      <text:p text:style-name="P2"/>
      <text:p text:style-name="P2">&lt;!ELEMENT instance-lifecycle-listener EMPTY&gt;</text:p>
      <text:p text:style-name="P2">&lt;!ATTLIST instance-lifecycle-listener listener CDATA #REQUIRED&gt;</text:p>
      <text:p text:style-name="P2">&lt;!ATTLIST instance-lifecycle-listener classes CDATA #IMPLIED&gt;</text:p>
      <text:p text:style-name="P2"/>
      <text:p text:style-name="P2"/>
      <text:p text:style-name="P19"><draw:frame draw:style-name="fr1" draw:name="2" text:anchor-type="as-char" svg:width="7.091cm" svg:height="0.342cm" draw:z-index="1"><draw:image xlink:href="Pictures/2000000900000FB5000000C9DF37253B.wmf" xlink:type="simple" xlink:show="embed" xlink:actuate="onLoad"/></draw:frame></text:p>
      <text:h text:style-name="P25" text:outline-level="2"><text:bookmark text:name="R-1059197"/><text:alphabetical-index-mark-start text:id="IMark4670680808" text:main-entry="true"/>ConnectionFactory<text:alphabetical-index-mark-end text:id="IMark4670680808"/></text:h>
      <text:p text:style-name="P13">For implementations that layer on top of standard <text:span text:style-name="T1">Connector</text:span> implementations, the configuration will typically support all of the associated <text:alphabetical-index-mark-start text:id="IMark4670680808" text:main-entry="true"/><text:span text:style-name="T1">ConnectionFactory</text:span><text:alphabetical-index-mark-end text:id="IMark4670680808"/> properties.</text:p>
      <text:p text:style-name="P13">When used in a managed environment, the <text:alphabetical-index-mark-start text:id="IMark4670680808" text:main-entry="true"/><text:span text:style-name="T1">ConnectionFactory</text:span><text:alphabetical-index-mark-end text:id="IMark4670680808"/> will be obtained from a<text:span text:style-name="T1"> ManagedConnectionFactory</text:span>, which is then responsible for implementing the resource adapter interactions with the container.</text:p>
      <text:p text:style-name="P13">The following properties of the <text:alphabetical-index-mark-start text:id="IMark4670680808" text:main-entry="true"/><text:span text:style-name="T1">ConnectionFactory</text:span><text:alphabetical-index-mark-end text:id="IMark4670680808"/> should be used if the data source has a corresponding concept:</text:p>
      <text:p text:style-name="P1">•<text:span text:style-name="T1"><text:tab/>URL</text:span>: the URL for the data source</text:p>
      <text:p text:style-name="P1">•<text:span text:style-name="T1"><text:tab/>UserName</text:span>: the name of the user establishing the connection</text:p>
      <text:p text:style-name="P1"><text:soft-page-break/>•<text:span text:style-name="T1"><text:tab/>Password</text:span>: the password for the user</text:p>
      <text:p text:style-name="P1">•<text:span text:style-name="T1"><text:tab/>DriverName</text:span>: the driver name for the connection</text:p>
      <text:p text:style-name="P1">•<text:span text:style-name="T1"><text:tab/>ServerName</text:span>: name of the server for the data source</text:p>
      <text:p text:style-name="P1">•<text:span text:style-name="T1"><text:tab/>PortNumber</text:span>: port number for establishing connection to the data source</text:p>
      <text:p text:style-name="P1">•<text:span text:style-name="T1"><text:tab/>MaxPool</text:span>: the maximum number of connections in the connection pool</text:p>
      <text:p text:style-name="P1">•<text:span text:style-name="T1"><text:tab/>MinPool</text:span>: the minimum number of connections in the connection pool</text:p>
      <text:p text:style-name="P1">•<text:span text:style-name="T1"><text:tab/>MsWait</text:span>: the number of milliseconds to wait for an available connection from the connection pool before throwing a <text:span text:style-name="T1">JDODataStoreException</text:span></text:p>
      <text:p text:style-name="P1">•<text:span text:style-name="T1"><text:tab/>LogWriter</text:span>: the PrintWriter to which messages should be sent</text:p>
      <text:p text:style-name="P1">•<text:span text:style-name="T1"><text:tab/>LoginTimeout</text:span>: the number of seconds to wait for a new connection to be established to the data source</text:p>
      <text:p text:style-name="P13">In addition to these properties, the <text:alphabetical-index-mark-start text:id="IMark4670680808" text:main-entry="true"/><text:span text:style-name="T1">PersistenceManagerFactory</text:span><text:alphabetical-index-mark-end text:id="IMark4670680808"/> implementation class can support properties specific to the data source or to the <text:span text:style-name="T1">PersistenceManager</text:span>.</text:p>
      <text:p text:style-name="P13">Aside from vendor-specific configuration APIs, there are these required methods for <text:alphabetical-index-mark-start text:id="IMark4670680808" text:main-entry="true"/><text:span text:style-name="T1">PersistenceManagerFactory</text:span><text:alphabetical-index-mark-end text:id="IMark4670680808"/>:</text:p>
      <text:p text:style-name="P19"><draw:frame draw:style-name="fr1" draw:name="3" text:anchor-type="as-char" svg:width="7.091cm" svg:height="0.342cm" draw:z-index="2"><draw:image xlink:href="Pictures/2000000900000FB5000000C9DF37253B.wmf" xlink:type="simple" xlink:show="embed" xlink:actuate="onLoad"/></draw:frame></text:p>
      <text:h text:style-name="P25" text:outline-level="2">PersistenceManager access</text:h>
      <text:p text:style-name="P3">PersistenceManager <text:alphabetical-index-mark-start text:id="IMark4670680808" text:main-entry="true"/>getPersistenceManager<text:alphabetical-index-mark-end text:id="IMark4670680808"/>();</text:p>
      <text:p text:style-name="P3">PersistenceManager <text:alphabetical-index-mark-start text:id="IMark4670680808" text:main-entry="true"/>getPersistenceManager<text:alphabetical-index-mark-end text:id="IMark4670680808"/>(String userid, String password);</text:p>
      <text:p text:style-name="P9">Returns a <text:span text:style-name="T1">PersistenceManager</text:span> instance with the configured properties. The instance might have come from a pool of instances. The default values for option settings are reset to the value specified in the <text:alphabetical-index-mark-start text:id="IMark4670680808" text:main-entry="true"/><text:span text:style-name="T1">PersistenceManagerFactory</text:span><text:alphabetical-index-mark-end text:id="IMark4670680808"/> before returning the instance</text:p>
      <text:p text:style-name="P9">. This method will never return the same instance as was returned by a previous invocation of the method. Note that this implies that pooled implementations must use proxies and not return the identical pooled instance.</text:p>
      <text:p text:style-name="P9"><text:span text:style-name="Assertion">A11.3-1 [</text:span><text:alphabetical-index-mark-start text:id="IMark4670680808" text:main-entry="true"/>PersistenceManagerFactory<text:alphabetical-index-mark-end text:id="IMark4670680808"/>.<text:alphabetical-index-mark-start text:id="IMark4670680904" text:main-entry="true"/>getPersistenceManager<text:alphabetical-index-mark-end text:id="IMark4670680904"/>() returns a PersistenceManager instance with the configured properties and the default values for option settings<text:span text:style-name="Assertion">]</text:span></text:p>
      <text:p text:style-name="P13"><text:span text:style-name="Assertion">A11.3-2 [</text:span><text:alphabetical-index-mark-start text:id="IMark4670680904" text:main-entry="true"/>PersistenceManagerFactory<text:alphabetical-index-mark-end text:id="IMark4670680904"/>.<text:alphabetical-index-mark-start text:id="IMark4670680808" text:main-entry="true"/>getPersistenceManager<text:alphabetical-index-mark-end text:id="IMark4670680808"/>(String userid, String password) returns a PersistenceManager instance with the configured properties and the default values for option settings<text:span text:style-name="Assertion">]</text:span></text:p>
      <text:p text:style-name="P13"><text:span text:style-name="Assertion">A11.3-3, A11.3-4 [</text:span>After the first use of <text:alphabetical-index-mark-start text:id="IMark4670680808" text:main-entry="true"/><text:span text:style-name="T1">getPersistenceManager</text:span><text:alphabetical-index-mark-end text:id="IMark4670680808"/>, none of the <text:span text:style-name="T1">set</text:span> methods will succeed.<text:span text:style-name="Assertion">]</text:span> The settings of operational parameters might be modified dynamically during runtime via a vendor-specific interface.</text:p>
      <text:p text:style-name="P13"><text:span text:style-name="Assertion">A11.3-5 [</text:span>If the method with the userid and password is used to acquire the <text:span text:style-name="T1">PersistenceManager</text:span>, then all accesses to the connection factory during the life of the <text:span text:style-name="T1">PersistenceManager</text:span> will use the userid and password from a call to get connections.<text:span text:style-name="Assertion">]</text:span> <text:span text:style-name="Assertion">A11.3-6 [</text:span>If <text:span text:style-name="T1">PersistenceManager</text:span> instances are pooled, then only <text:span text:style-name="T1">PersistenceManager</text:span> instances with the same userid and password will be used to satisfy the request.<text:span text:style-name="Assertion">]</text:span></text:p>
      <text:h text:style-name="P23" text:outline-level="3"><text:soft-page-break/>Access via proxy</text:h>
      <text:p text:style-name="P3">PersistenceManager <text:alphabetical-index-mark-start text:id="IMark4670680808" text:main-entry="true"/>getPersistenceManagerProxy<text:alphabetical-index-mark-end text:id="IMark4670680808"/>();</text:p>
      <text:p text:style-name="P13">Returns a <text:span text:style-name="T1">PersistenceManager</text:span> instance that is thread-safe, for use in web and application servers and outside servers. The instance returned can be used in a servlet init method to initialize a static variable in a web server application. Similarly, it can be used in a session bean to initialize a static variable in an application server application.</text:p>
      <text:p text:style-name="P13">If this method is used with a <text:alphabetical-index-mark-start text:id="IMark4670680808" text:main-entry="true"/><text:span text:style-name="T1">PersistenceManager</text:span>Factory<text:alphabetical-index-mark-end text:id="IMark4670680808"/> that is configured with TransactionType JTA, the proxy returned will dynamically delegate to a <text:span text:style-name="T1">PersistenceManager</text:span>. The close method on the proxy has no effect. </text:p>
      <text:p text:style-name="P1">•<text:tab/>If there is a <text:span text:style-name="T1">PersistenceManager</text:span> currently associated with the thread’s transaction, the method in the proxy delegates to the corresponding method in the <text:span text:style-name="T1">PersistenceManager</text:span> currently associated with the thread’s transaction. </text:p>
      <text:p text:style-name="P1">•<text:tab/>If there is no <text:span text:style-name="T1">PersistenceManager</text:span> currently associated with the thread’s transaction, a <text:span text:style-name="T1">PersistenceManager</text:span> is created and associated with the thread’s transaction. </text:p>
      <text:p text:style-name="P1">•<text:tab/>If there is no transaction currently associated with the calling thread, a new <text:span text:style-name="T1">PersistenceManager</text:span> is created with no transaction association, and no possibility of beginning a transaction (in this case, the <text:span text:style-name="T1">begin</text:span> method on the <text:span text:style-name="T1">Transaction</text:span> instance throws <text:span text:style-name="T1">JDOUserException)</text:span>. Persistent instances returned as a result of queries can be used to navigate via nontransactional access, regardless of whether a transaction is subsequently associated with the thread. The <text:span text:style-name="T1">PersistenceManager</text:span> returned from methods <text:span text:style-name="T1">Query.</text:span><text:alphabetical-index-mark-start text:id="IMark4670680808" text:main-entry="true"/><text:span text:style-name="T1">getPersistenceManager</text:span><text:alphabetical-index-mark-end text:id="IMark4670680808"/>, <text:span text:style-name="T1">JDOHelper.</text:span><text:alphabetical-index-mark-start text:id="IMark4670680904" text:main-entry="true"/><text:span text:style-name="T1">getPersistenceManager</text:span><text:alphabetical-index-mark-end text:id="IMark4670680904"/>, and <text:span text:style-name="T1">PersistenceCapable.</text:span><text:alphabetical-index-mark-start text:id="IMark4671336720" text:main-entry="true"/><text:span text:style-name="T1">getPersistenceManager</text:span><text:alphabetical-index-mark-end text:id="IMark4671336720"/> return the actual <text:span text:style-name="T1">PersistenceManager</text:span> to which the proxy delegated the original method. </text:p>
      <text:p text:style-name="P13">If this method is used with a <text:alphabetical-index-mark-start text:id="IMark4671336720" text:main-entry="true"/><text:span text:style-name="T1">PersistenceManager</text:span>Factory<text:alphabetical-index-mark-end text:id="IMark4671336720"/> that is configured with TransactionType RESOURCE_LOCAL, the proxy returned will dynamically delegate to the <text:span text:style-name="T1">PersistenceManager</text:span> currently associated with an implementation-defined thread-local variable. The thread-local variable is inherited by any threads created by the thread that currently has a <text:span text:style-name="T1">PersistenceManager</text:span> associated with it. The close method on the proxy clears the thread local variable to null, and a subsequent invocation on the proxy will create a new <text:span text:style-name="T1">PersistenceManager</text:span>.</text:p>
      <text:p text:style-name="P19"><draw:frame draw:style-name="fr1" draw:name="4" text:anchor-type="as-char" svg:width="7.091cm" svg:height="0.342cm" draw:z-index="3"><draw:image xlink:href="Pictures/2000000900000FB5000000C9DF37253B.wmf" xlink:type="simple" xlink:show="embed" xlink:actuate="onLoad"/></draw:frame></text:p>
      <text:h text:style-name="P25" text:outline-level="2">Close the <text:alphabetical-index-mark-start text:id="IMark4671336720" text:main-entry="true"/>PersistenceManagerFactory<text:alphabetical-index-mark-end text:id="IMark4671336720"/></text:h>
      <text:p text:style-name="P13">During operation of JDO, resources might be acquired on behalf of a <text:alphabetical-index-mark-start text:id="IMark4671336720" text:main-entry="true"/>PersistenceManagerFactory<text:alphabetical-index-mark-end text:id="IMark4671336720"/>, e.g. connection pools, persistence manager pools, compiled queries, cached metadata, etc. If a <text:alphabetical-index-mark-start text:id="IMark4670680904" text:main-entry="true"/>PersistenceManagerFactory<text:alphabetical-index-mark-end text:id="IMark4670680904"/> is no longer needed, these resources should be returned to the system. The close method disables the <text:alphabetical-index-mark-start text:id="IMark4670680808" text:main-entry="true"/>PersistenceManagerFactory<text:alphabetical-index-mark-end text:id="IMark4670680808"/> and allows cleanup of resources.</text:p>
      <text:p text:style-name="P13">Premature close of a <text:alphabetical-index-mark-start text:id="IMark4670680808" text:main-entry="true"/>PersistenceManagerFactory<text:alphabetical-index-mark-end text:id="IMark4670680808"/> has a significant impact on the operation of the system. Therefore, a security check is performed to check that the caller has the proper permission. The security check is for JDOPermission("closePersistenceManagerFactory"). If the security check fails, the close method throws SecurityException.</text:p>
      <text:p text:style-name="P3"><text:soft-page-break/><text:span text:style-name="Assertion"><text:span text:style-name="T2">A11.4-2 (11.4-1 exists already under chap. 11.5)[</text:span></text:span>void close();</text:p>
      <text:p text:style-name="P13">Close this <text:alphabetical-index-mark-start text:id="IMark4670680808" text:main-entry="true"/>PersistenceManagerFactory<text:alphabetical-index-mark-end text:id="IMark4670680808"/>.<text:span text:style-name="Assertion">]</text:span> <text:span text:style-name="Assertion">A11.4-3 [</text:span>Check for JDOPermission("closePersistenceManagerFactory") and if not authorized, throw SecurityException. <text:span text:style-name="Assertion">]</text:span></text:p>
      <text:p text:style-name="P13"><text:span text:style-name="Assertion">A11.4-4 [</text:span>If the authorization check succeeds, check to see that all PersistenceManager instances obtained from this <text:alphabetical-index-mark-start text:id="IMark4670680808" text:main-entry="true"/>PersistenceManagerFactory<text:alphabetical-index-mark-end text:id="IMark4670680808"/> have no active transactions. If any PersistenceManager instances have an active transaction, throw a JDOUserException, with one nested JDOUserException for each PersistenceManager with an active Transaction. <text:span text:style-name="Assertion">]</text:span></text:p>
      <text:p text:style-name="P13"><text:span text:style-name="Assertion">A11.4-5 [</text:span>If there are no active transactions, then close all PersistenceManager instances obtained from this <text:alphabetical-index-mark-start text:id="IMark4670680808" text:main-entry="true"/>PersistenceManagerFactory<text:alphabetical-index-mark-end text:id="IMark4670680808"/><text:span text:style-name="Assertion">]</text:span> <text:span text:style-name="Assertion">A11.4-6 [</text:span>and mark this <text:alphabetical-index-mark-start text:id="IMark4670680904" text:main-entry="true"/>PersistenceManagerFactory<text:alphabetical-index-mark-end text:id="IMark4670680904"/> as closed. <text:span text:style-name="Assertion">]</text:span> <text:span text:style-name="Assertion">A11.4-8 [</text:span>After close completes, disallow all methods except close, isClosed, and get methods except for <text:alphabetical-index-mark-start text:id="IMark4671336720" text:main-entry="true"/>getPersistenceManager<text:alphabetical-index-mark-end text:id="IMark4671336720"/>.<text:span text:style-name="Assertion">]</text:span> <text:span text:style-name="Assertion">A11.4-9 [</text:span>If any disallowed method is called after close, then JDOUserException is thrown.<text:span text:style-name="Assertion">] </text:span></text:p>
      <text:p text:style-name="P13"><text:span text:style-name="Assertion">A11.4-10 [</text:span>boolean isClosed();</text:p>
      <text:p text:style-name="P13">Return true if this <text:alphabetical-index-mark-start text:id="IMark4671336720" text:main-entry="true"/>PersistenceManagerFactory<text:alphabetical-index-mark-end text:id="IMark4671336720"/> is closed; and false otherwise.<text:span text:style-name="Assertion">]</text:span></text:p>
      <text:p text:style-name="P19"><draw:frame draw:style-name="fr1" draw:name="5" text:anchor-type="as-char" svg:width="7.091cm" svg:height="0.342cm" draw:z-index="4"><draw:image xlink:href="Pictures/2000000900000FB5000000C9DF37253B.wmf" xlink:type="simple" xlink:show="embed" xlink:actuate="onLoad"/></draw:frame></text:p>
      <text:h text:style-name="P25" text:outline-level="2">Non-configurable Properties</text:h>
      <text:p text:style-name="P13">The JDO vendor might store certain non-configurable properties and make those properties available to the application via a <text:span text:style-name="T1">Properties</text:span> instance. This method retrieves the <text:span text:style-name="T1">Properties</text:span> instance. </text:p>
      <text:p text:style-name="P14">Properties <text:alphabetical-index-mark-start text:id="IMark4671336720" text:main-entry="true"/>getProperties<text:alphabetical-index-mark-end text:id="IMark4671336720"/>();</text:p>
      <text:p text:style-name="P13">The application is not prevented from modifying the instance. </text:p>
      <text:p text:style-name="P13">Each key and value is a <text:span text:style-name="T1">String</text:span>. The keys defined for standard JDO implementations are:</text:p>
      <text:p text:style-name="P1">•<text:span text:style-name="T1"><text:tab/>VendorName</text:span>: The name of the JDO vendor.</text:p>
      <text:p text:style-name="P9"><text:span text:style-name="T1">VersionNumber</text:span>: The version number string.</text:p>
      <text:p text:style-name="P13">A11.4-1 [<text:alphabetical-index-mark-start text:id="IMark4671336720" text:main-entry="true"/>PersistenceManagerFactory<text:alphabetical-index-mark-end text:id="IMark4671336720"/>.<text:alphabetical-index-mark-start text:id="IMark4670680904" text:main-entry="true"/>getProperties<text:alphabetical-index-mark-end text:id="IMark4670680904"/>() returns a Properties instance containing two standard JDO implementation properties:</text:p>
      <text:p text:style-name="P7">•<text:tab/>VendorName: The name of the JDO vendor.</text:p>
      <text:p text:style-name="P1">•<text:span text:style-name="T4"><text:tab/></text:span>VersionNumber: The version number string.<text:span text:style-name="Assertion">]</text:span></text:p>
      <text:p text:style-name="P13">Other properties are vendor-specific.</text:p>
      <text:p text:style-name="P19"><draw:frame draw:style-name="fr1" draw:name="6" text:anchor-type="as-char" svg:width="7.091cm" svg:height="0.342cm" draw:z-index="5"><draw:image xlink:href="Pictures/2000000900000FB5000000C9DF37253B.wmf" xlink:type="simple" xlink:show="embed" xlink:actuate="onLoad"/></draw:frame></text:p>
      <text:h text:style-name="P25" text:outline-level="2">Optional Feature Support</text:h>
      <text:p text:style-name="P3">Collection&lt;String&gt; <text:alphabetical-index-mark-start text:id="IMark4670680904" text:main-entry="true"/>supportedOptions<text:alphabetical-index-mark-end text:id="IMark4670680904"/>();</text:p>
      <text:p text:style-name="P13">The JDO implementation might optionally support certain features, and will report the features that are supported. The supported query languages are included in the returned <text:span text:style-name="T1">Collection</text:span>.</text:p>
      <text:p text:style-name="P13"><text:span text:style-name="Assertion">A11.5-1 [</text:span>This method returns a <text:span text:style-name="T1">Collection</text:span> of <text:span text:style-name="T1">String</text:span>, each <text:span text:style-name="T1">String</text:span> instance representing an optional feature of the implementation or a supported query language. The following are the values of the <text:span text:style-name="T1">String</text:span> for each optional feature in the JDO specification:</text:p>
      <text:p text:style-name="P3"><text:soft-page-break/>javax.jdo.option.<text:alphabetical-index-mark-start text:id="IMark4670680904" text:main-entry="true"/>TransientTransactional<text:alphabetical-index-mark-end text:id="IMark4670680904"/></text:p>
      <text:p text:style-name="P13">The JDO implementation supports the transient transactional life cycle states.</text:p>
      <text:p text:style-name="P3">javax.jdo.option.<text:alphabetical-index-mark-start text:id="IMark4670680904" text:main-entry="true"/>NontransactionalRead<text:alphabetical-index-mark-end text:id="IMark4670680904"/></text:p>
      <text:p text:style-name="P13">The JDO implementation supports reading and querying outside a transaction.</text:p>
      <text:p text:style-name="P3">javax.jdo.option.<text:alphabetical-index-mark-start text:id="IMark4670680904" text:main-entry="true"/>NontransactionalWrite<text:alphabetical-index-mark-end text:id="IMark4670680904"/></text:p>
      <text:p text:style-name="P13">The JDO implementation supports the persistent-nontransactional-dirty life cycle state.</text:p>
      <text:p text:style-name="P3">javax.jdo.option.<text:alphabetical-index-mark-start text:id="IMark4670680904" text:main-entry="true"/>RetainValues<text:alphabetical-index-mark-end text:id="IMark4670680904"/></text:p>
      <text:p text:style-name="P13">The JDO implementation supports retaining values of persistent instances after commit.</text:p>
      <text:p text:style-name="P3">javax.jdo.option.<text:alphabetical-index-mark-start text:id="IMark4670680904" text:main-entry="true"/>Optimistic<text:alphabetical-index-mark-end text:id="IMark4670680904"/></text:p>
      <text:p text:style-name="P13">The JDO implementation supports the <text:alphabetical-index-mark-start text:id="IMark4670680904" text:main-entry="true"/>optimistic<text:alphabetical-index-mark-end text:id="IMark4670680904"/> transaction semantics.</text:p>
      <text:p text:style-name="P3">javax.jdo.option.<text:alphabetical-index-mark-start text:id="IMark4670680904" text:main-entry="true"/>ApplicationIdentity<text:alphabetical-index-mark-end text:id="IMark4670680904"/></text:p>
      <text:p text:style-name="P13">The JDO implementation supports application identity for persistent classes.</text:p>
      <text:p text:style-name="P3">javax.jdo.option.<text:alphabetical-index-mark-start text:id="IMark4670680904" text:main-entry="true"/>DatastoreIdentity<text:alphabetical-index-mark-end text:id="IMark4670680904"/></text:p>
      <text:p text:style-name="P13">The JDO implementation supports datastore identity for persistent classes.</text:p>
      <text:p text:style-name="P3">javax.jdo.option.<text:alphabetical-index-mark-start text:id="IMark4670680904" text:main-entry="true"/>NonDurableIdentity<text:alphabetical-index-mark-end text:id="IMark4670680904"/></text:p>
      <text:p text:style-name="P13">The JDO implementation supports nondurable identity for persistent classes</text:p>
      <text:p text:style-name="P3">javax.jdo.option.<text:alphabetical-index-mark-start text:id="IMark4670680904" text:main-entry="true"/>ArrayList<text:alphabetical-index-mark-end text:id="IMark4670680904"/></text:p>
      <text:p text:style-name="P13">The JDO implementation supports persistent field types of <text:alphabetical-index-mark-start text:id="IMark4670680904" text:main-entry="true"/>ArrayList<text:alphabetical-index-mark-end text:id="IMark4670680904"/>.</text:p>
      <text:p text:style-name="P3">javax.jdo.option.<text:alphabetical-index-mark-start text:id="IMark4670680904" text:main-entry="true"/>LinkedList<text:alphabetical-index-mark-end text:id="IMark4670680904"/></text:p>
      <text:p text:style-name="P13">The JDO implementation supports persistent field types of <text:alphabetical-index-mark-start text:id="IMark4670680904" text:main-entry="true"/>LinkedList<text:alphabetical-index-mark-end text:id="IMark4670680904"/>.</text:p>
      <text:p text:style-name="P3">javax.jdo.option.<text:alphabetical-index-mark-start text:id="IMark4670680904" text:main-entry="true"/>TreeMap<text:alphabetical-index-mark-end text:id="IMark4670680904"/></text:p>
      <text:p text:style-name="P13">The JDO implementation supports persistent field types of <text:alphabetical-index-mark-start text:id="IMark4670680904" text:main-entry="true"/>TreeMap<text:alphabetical-index-mark-end text:id="IMark4670680904"/>.</text:p>
      <text:p text:style-name="P3">javax.jdo.option.<text:alphabetical-index-mark-start text:id="IMark4670680904" text:main-entry="true"/>TreeSet<text:alphabetical-index-mark-end text:id="IMark4670680904"/></text:p>
      <text:p text:style-name="P13">The JDO implementation supports persistent field types of <text:alphabetical-index-mark-start text:id="IMark4670680904" text:main-entry="true"/>TreeSet<text:alphabetical-index-mark-end text:id="IMark4670680904"/>.</text:p>
      <text:p text:style-name="P3">javax.jdo.option.<text:alphabetical-index-mark-start text:id="IMark4670680904" text:main-entry="true"/>Vector<text:alphabetical-index-mark-end text:id="IMark4670680904"/></text:p>
      <text:p text:style-name="P13">The JDO implementation supports persistent field types of <text:alphabetical-index-mark-start text:id="IMark4670680904" text:main-entry="true"/>Vector<text:alphabetical-index-mark-end text:id="IMark4670680904"/>.</text:p>
      <text:p text:style-name="P3">javax.jdo.option.<text:alphabetical-index-mark-start text:id="IMark4670680904" text:main-entry="true"/>List<text:alphabetical-index-mark-end text:id="IMark4670680904"/></text:p>
      <text:p text:style-name="P13">The JDO implementation supports persistent field types of <text:alphabetical-index-mark-start text:id="IMark4670680904" text:main-entry="true"/>List<text:alphabetical-index-mark-end text:id="IMark4670680904"/>. This is now a requirement but the option is for compatibility with JDO 1.0 where this support was optional.</text:p>
      <text:p text:style-name="P14">javax.jdo.option.<text:alphabetical-index-mark-start text:id="IMark4670680904" text:main-entry="true"/>Array<text:alphabetical-index-mark-end text:id="IMark4670680904"/></text:p>
      <text:p text:style-name="P13">The JDO implementation supports persistent field types of <text:alphabetical-index-mark-start text:id="IMark4670680904" text:main-entry="true"/>array<text:alphabetical-index-mark-end text:id="IMark4670680904"/>.</text:p>
      <text:p text:style-name="P14">javax.jdo.option.<text:alphabetical-index-mark-start text:id="IMark4670680904" text:main-entry="true"/>NullCollection<text:alphabetical-index-mark-end text:id="IMark4670680904"/></text:p>
      <text:p text:style-name="P13">The JDO implementation allows null collections to be stored. Most relational implementations do not distinguish between empty and null collections, and this option will not be set for those implementations.</text:p>
      <text:p text:style-name="P3">javax.jdo.option.<text:alphabetical-index-mark-start text:id="IMark4670680904" text:main-entry="true"/>ChangeApplicationIdentity<text:alphabetical-index-mark-end text:id="IMark4670680904"/></text:p>
      <text:p text:style-name="P13"><text:soft-page-break/>The JDO implementation supports changing of the application identity of instances.</text:p>
      <text:p text:style-name="P3">javax.jdo.option.<text:alphabetical-index-mark-start text:id="IMark4670680904" text:main-entry="true"/>BinaryCompatibility<text:alphabetical-index-mark-end text:id="IMark4670680904"/></text:p>
      <text:p text:style-name="P13">The JDO implementation supports the binary compatibility contract.</text:p>
      <text:p text:style-name="P3">javax.jdo.option.<text:alphabetical-index-mark-start text:id="IMark4670680904" text:main-entry="true"/>GetDataStoreConnection<text:alphabetical-index-mark-end text:id="IMark4670680904"/></text:p>
      <text:p text:style-name="P13">The JDO implementation supports use of a direct datastore connection.</text:p>
      <text:p text:style-name="P3">javax.jdo.option.<text:alphabetical-index-mark-start text:id="IMark4670680904" text:main-entry="true"/>GetJDBCConnection<text:alphabetical-index-mark-end text:id="IMark4670680904"/></text:p>
      <text:p text:style-name="P13">The JDO implementation supports use of a direct datastore connection that implements the java.sql.Connection interface.</text:p>
      <text:p text:style-name="P14">javax.jdo.option.TransactionIsolationLevel.read-committed</text:p>
      <text:p text:style-name="P13">The datastore supports the read-committed <text:alphabetical-index-mark-start text:id="IMark4670680904" text:main-entry="true"/>isolation level<text:alphabetical-index-mark-end text:id="IMark4670680904"/>.</text:p>
      <text:p text:style-name="P14">javax.jdo.option.TransactionIsolationLevel.read-uncommitted</text:p>
      <text:p text:style-name="P13">The datastore supports the read-uncommitted <text:alphabetical-index-mark-start text:id="IMark4670680904" text:main-entry="true"/>isolation level<text:alphabetical-index-mark-end text:id="IMark4670680904"/>.</text:p>
      <text:p text:style-name="P14">javax.jdo.option.TransactionIsolationLevel.repeatable-read</text:p>
      <text:p text:style-name="P13">The datastore supports the repeatable-read <text:alphabetical-index-mark-start text:id="IMark4670680904" text:main-entry="true"/>isolation level<text:alphabetical-index-mark-end text:id="IMark4670680904"/>.</text:p>
      <text:p text:style-name="P14">javax.jdo.option.TransactionIsolationLevel.serializable</text:p>
      <text:p text:style-name="P13">The datastore supports the serializable <text:alphabetical-index-mark-start text:id="IMark4670680904" text:main-entry="true"/>isolation level<text:alphabetical-index-mark-end text:id="IMark4670680904"/>.</text:p>
      <text:p text:style-name="P14">javax.jdo.option.TransactionIsolationLevel.snapshot</text:p>
      <text:p text:style-name="P13">The datastore supports the snapshot <text:alphabetical-index-mark-start text:id="IMark4670680904" text:main-entry="true"/>isolation level<text:alphabetical-index-mark-end text:id="IMark4670680904"/>.</text:p>
      <text:p text:style-name="P3">javax.jdo.query.SQL</text:p>
      <text:p text:style-name="P13">The JDO implementation supports SQL for queries executed via the <text:span text:style-name="T1">javax.jdo.Query</text:span> interface.</text:p>
      <text:p text:style-name="P3">javax.jdo.query.JDOQL.<text:alphabetical-index-mark-start text:id="IMark4670680904" text:main-entry="true"/>UnconstrainedQueryVariables<text:alphabetical-index-mark-end text:id="IMark4670680904"/><text:span text:style-name="Assertion"><text:span text:style-name="T2">]</text:span></text:span></text:p>
      <text:p text:style-name="P13">The JDO implementation supports <text:alphabetical-index-mark-start text:id="IMark4670680904" text:main-entry="true"/>JDOQL<text:alphabetical-index-mark-end text:id="IMark4670680904"/> queries that contain a variable without a contains clause to constrain the variable.</text:p>
      <text:p text:style-name="P16">javax.jdo.query.JDOQL.BitwiseOperations</text:p>
      <text:p text:style-name="P13">The JDO implementation supports JDOQL queries that contain bitwise operations.</text:p>
      <text:p text:style-name="P3">javax.jdo.option.version.<text:alphabetical-index-mark-start text:id="IMark4670680904" text:main-entry="true"/>DateTime<text:alphabetical-index-mark-end text:id="IMark4670680904"/></text:p>
      <text:p text:style-name="P13">The JDO implementation supports use of a the date-time strategy for version checking.</text:p>
      <text:p text:style-name="P3">javax.jdo.option.version.<text:alphabetical-index-mark-start text:id="IMark4670680904" text:main-entry="true"/>StateImage<text:alphabetical-index-mark-end text:id="IMark4670680904"/></text:p>
      <text:p text:style-name="P13">The JDO implementation supports use of the state-image strategy for version checking.</text:p>
      <text:p text:style-name="P3">javax.jdo.option.<text:alphabetical-index-mark-start text:id="IMark4670680904" text:main-entry="true"/>PreDirtyEvent<text:alphabetical-index-mark-end text:id="IMark4670680904"/></text:p>
      <text:p text:style-name="P13">The JDO implementation supports event notifications of changes made to persistent instances before the instance is made dirty.</text:p>
      <text:p text:style-name="P3"><text:alphabetical-index-mark-start text:id="IMark4670680904" text:main-entry="true"/>javax.jdo.option.mapping<text:alphabetical-index-mark-end text:id="IMark4670680904"/>.<text:alphabetical-index-mark-start text:id="IMark4671336720" text:main-entry="true"/>HeterogeneousObjectType<text:alphabetical-index-mark-end text:id="IMark4671336720"/></text:p>
      <text:p text:style-name="P13">The JDO implementation supports mapping a persistent field of type Object to multiple types. There is no standard way to map this support.</text:p>
      <text:p text:style-name="P3"><text:alphabetical-index-mark-start text:id="IMark4671336720" text:main-entry="true"/>javax.jdo.option.mapping<text:alphabetical-index-mark-end text:id="IMark4671336720"/>.<text:alphabetical-index-mark-start text:id="IMark4670680904" text:main-entry="true"/>HeterogeneousInterfaceType<text:alphabetical-index-mark-end text:id="IMark4670680904"/></text:p>
      <text:p text:style-name="P13"><text:soft-page-break/>The JDO implementation supports mapping a persistent field of a persistent interface type to multiple types. There is no standard way to map this support.</text:p>
      <text:p text:style-name="P3"><text:alphabetical-index-mark-start text:id="IMark4670680904" text:main-entry="true"/>javax.jdo.option.mapping<text:alphabetical-index-mark-end text:id="IMark4670680904"/>.<text:alphabetical-index-mark-start text:id="IMark4671336720" text:main-entry="true"/>JoinedTablePerClass<text:alphabetical-index-mark-end text:id="IMark4671336720"/></text:p>
      <text:p text:style-name="P13">The JDO implementation supports mapping persistent class inheritance hierarchies to tables in which each class, including abstract classes, is mapped to a table; and each table mapped to a subclass defines a primary key that has a foreign key relationship to the primary key of the table mapped by the superclass.</text:p>
      <text:p text:style-name="P3"><text:alphabetical-index-mark-start text:id="IMark4671336720" text:main-entry="true"/>javax.jdo.option.mapping<text:alphabetical-index-mark-end text:id="IMark4671336720"/>.<text:alphabetical-index-mark-start text:id="IMark4670680904" text:main-entry="true"/>JoinedTablePerConcreteClass<text:alphabetical-index-mark-end text:id="IMark4670680904"/></text:p>
      <text:p text:style-name="P13">The JDO implementation supports mapping persistent class inheritance hierarchies to tables in which each concrete class (excluding abstract classes) is mapped to a table; and each table mapped to a subclass defines a primary key that has a foreign key relationship to the primary key of the table mapped by the superclass. </text:p>
      <text:p text:style-name="P3"><text:alphabetical-index-mark-start text:id="IMark4670680904" text:main-entry="true"/>javax.jdo.option.mapping<text:alphabetical-index-mark-end text:id="IMark4670680904"/>.<text:alphabetical-index-mark-start text:id="IMark4671336720" text:main-entry="true"/>NonJoinedTablePerConcreteClass<text:alphabetical-index-mark-end text:id="IMark4671336720"/></text:p>
      <text:p text:style-name="P13">The JDO implementation supports mapping persistent class inheritance hierarchies to tables in which each concrete class (excluding abstract classes) is mapped to a table; and there is not necessarily any foreign key relationship among the mapped tables. </text:p>
      <text:p text:style-name="P3"><text:alphabetical-index-mark-start text:id="IMark4671336720" text:main-entry="true"/>javax.jdo.option.mapping<text:alphabetical-index-mark-end text:id="IMark4671336720"/>.<text:alphabetical-index-mark-start text:id="IMark4670680904" text:main-entry="true"/>RelationSubclassTable<text:alphabetical-index-mark-end text:id="IMark4670680904"/></text:p>
      <text:p text:style-name="P13">The JDO implementation supports mapping persistent fields containing relationships to classes in an inheritance relationship that use subclass-table as the field mapping strategy.</text:p>
      <text:p text:style-name="P3">javax.jdo.option.<text:alphabetical-index-mark-start text:id="IMark4670680904" text:main-entry="true"/>QueryCancel<text:alphabetical-index-mark-end text:id="IMark4670680904"/></text:p>
      <text:p text:style-name="P13">The JDO implementation supports canceling a running query. The underlying datastore must also support canceling a running query. The cancel support in the datastore must at least free the client thread executing the query. The server cancel behavior is not specified.</text:p>
      <text:p text:style-name="P3">javax.jdo.option.<text:alphabetical-index-mark-start text:id="IMark4670680904" text:main-entry="true"/>DatastoreTimeout<text:alphabetical-index-mark-end text:id="IMark4670680904"/></text:p>
      <text:p text:style-name="P13">The JDO implementation supports datastore timeouts. The underlying datastore must also support datastore timeouts. The server timeout behavior is not specified.</text:p>
      <text:p text:style-name="P13"><text:span text:style-name="Assertion">A11.5-2 [</text:span>The standard JDO query must be returned as the <text:span text:style-name="T1">String</text:span>:</text:p>
      <text:p text:style-name="P3">javax.jdo.query.<text:alphabetical-index-mark-start text:id="IMark4670680904" text:main-entry="true"/>JDOQL<text:alphabetical-index-mark-end text:id="IMark4670680904"/><text:span text:style-name="Assertion"><text:span text:style-name="T2">]</text:span></text:span></text:p>
      <text:p text:style-name="P13">Other query languages are represented by a <text:span text:style-name="T1">String</text:span> not defined in this specification.</text:p>
      <text:p text:style-name="P19"><draw:frame draw:style-name="fr1" draw:name="7" text:anchor-type="as-char" svg:width="7.091cm" svg:height="0.342cm" draw:z-index="6"><draw:image xlink:href="Pictures/2000000900000FB5000000C9DF37253B.wmf" xlink:type="simple" xlink:show="embed" xlink:actuate="onLoad"/></draw:frame></text:p>
      <text:h text:style-name="P25" text:outline-level="2">Properties constructors</text:h>
      <text:p text:style-name="P13">The following methods are used by <text:span text:style-name="T1">JDOHelper</text:span> to construct an instance of <text:alphabetical-index-mark-start text:id="IMark4670680904" text:main-entry="true"/><text:span text:style-name="T1">PersistenceManagerFactory</text:span><text:alphabetical-index-mark-end text:id="IMark4670680904"/> based on user-specified property overrides and the name of a resource.</text:p>
      <text:p text:style-name="P3"><text:span text:style-name="Assertion"><text:span text:style-name="T2">A11.7-1 [</text:span></text:span>public static <text:alphabetical-index-mark-start text:id="IMark4670680904" text:main-entry="true"/>PersistenceManagerFactory<text:alphabetical-index-mark-end text:id="IMark4670680904"/> </text:p>
      <text:p text:style-name="P3"><text:tab/>getPersistenceManagerFactory (Map props);</text:p>
      <text:p text:style-name="P13">This static method must be defined on the class that implements <text:alphabetical-index-mark-start text:id="IMark4670680904" text:main-entry="true"/><text:span text:style-name="T1">PersistenceManagerFactory</text:span><text:alphabetical-index-mark-end text:id="IMark4670680904"/>. It returns an instance of <text:alphabetical-index-mark-start text:id="IMark4671336720" text:main-entry="true"/><text:span text:style-name="T1">PersistenceManagerFactory</text:span><text:alphabetical-index-mark-end text:id="IMark4671336720"/> based on the properties in the parameter. </text:p>
      <text:p text:style-name="P13"><text:soft-page-break/>The method is used by <text:span text:style-name="T1">JDOHelper</text:span> to construct an instance of <text:alphabetical-index-mark-start text:id="IMark4671336720" text:main-entry="true"/><text:span text:style-name="T1">PersistenceManagerFactory</text:span><text:alphabetical-index-mark-end text:id="IMark4671336720"/> based on user-specified properties.</text:p>
      <text:p text:style-name="P3">public static <text:alphabetical-index-mark-start text:id="IMark4671336720" text:main-entry="true"/>PersistenceManagerFactory<text:alphabetical-index-mark-end text:id="IMark4671336720"/> </text:p>
      <text:p text:style-name="P3"><text:tab/>getPersistenceManagerFactory (Map overrides, Map props);</text:p>
      <text:p text:style-name="P13">This static method is a method defined in the <text:alphabetical-index-mark-start text:id="IMark4671336720" text:main-entry="true"/><text:span text:style-name="T1">PersistenceManagerFactory</text:span><text:alphabetical-index-mark-end text:id="IMark4671336720"/> interface, and must be defined on the class that implements <text:alphabetical-index-mark-start text:id="IMark4670680904" text:main-entry="true"/><text:span text:style-name="T1">PersistenceManagerFactory</text:span><text:alphabetical-index-mark-end text:id="IMark4670680904"/>. It returns an instance of <text:alphabetical-index-mark-start text:id="IMark4670680808" text:main-entry="true"/><text:span text:style-name="T1">PersistenceManagerFactory</text:span><text:alphabetical-index-mark-end text:id="IMark4670680808"/> based on the properties in the parameters. Properties in overrides must be kept separate from properties in props for the purpose of serialization.</text:p>
      <text:p text:style-name="P13"><text:span text:style-name="Assertion">A11.7-2 [</text:span>JDO implementations are permitted to define key values of their own. Any key values not recognized by the implementation must be ignored.<text:span text:style-name="Assertion">]</text:span> <text:span text:style-name="Assertion">A11.7-3 [</text:span>Key values that are recognized but not supported by an implementation must result in a <text:span text:style-name="T1">JDOFatalUserException</text:span> thrown by the method. <text:span text:style-name="Assertion">]</text:span></text:p>
      <text:p text:style-name="P13"><text:span text:style-name="Assertion">A11.7-4 [</text:span>The returned <text:alphabetical-index-mark-start text:id="IMark4670680808" text:main-entry="true"/><text:span text:style-name="T1">PersistenceManagerFactory</text:span><text:alphabetical-index-mark-end text:id="IMark4670680808"/> is not configurable (the <text:span text:style-name="T1">setXXX</text:span> methods will throw an exception).<text:span text:style-name="Assertion">]</text:span> <text:span text:style-name="Assertion">A11.7-5 [</text:span>JDO implementations might manage a map of instantiated <text:alphabetical-index-mark-start text:id="IMark4670680904" text:main-entry="true"/><text:span text:style-name="T1">PersistenceManagerFactory</text:span><text:alphabetical-index-mark-end text:id="IMark4670680904"/> instances based on specified property key values, and return a previously instantiated <text:alphabetical-index-mark-start text:id="IMark4671336720" text:main-entry="true"/><text:span text:style-name="T1">PersistenceManagerFactory</text:span><text:alphabetical-index-mark-end text:id="IMark4671336720"/> instance. In this case, the properties of the returned instance must exactly match the requested properties.<text:span text:style-name="Assertion">]</text:span></text:p>
      <text:p text:style-name="P19"><draw:frame draw:style-name="fr1" draw:name="8" text:anchor-type="as-char" svg:width="7.091cm" svg:height="0.342cm" draw:z-index="7"><draw:image xlink:href="Pictures/2000000900000FB5000000C9DF37253B.wmf" xlink:type="simple" xlink:show="embed" xlink:actuate="onLoad"/></draw:frame></text:p>
      <text:h text:style-name="P25" text:outline-level="2"><text:alphabetical-index-mark-start text:id="IMark4671336720" text:main-entry="true"/>Second-level cache management<text:alphabetical-index-mark-end text:id="IMark4671336720"/></text:h>
      <text:p text:style-name="P13">Most JDO implementations allow instances to be cached in a second-level cache, and allow direct management of the cache by knowledgeable applications. The second-level cache is typically a single VM cache and is used for persistent instances associated with a single <text:alphabetical-index-mark-start text:id="IMark4671336720" text:main-entry="true"/>PersistenceManagerFactory<text:alphabetical-index-mark-end text:id="IMark4671336720"/>. For the purpose of standardizing this behavior, the <text:alphabetical-index-mark-start text:id="IMark4670680904" text:main-entry="true"/>DataStoreCache<text:alphabetical-index-mark-end text:id="IMark4670680904"/> interface is used.</text:p>
      <text:p text:style-name="P13"><text:span text:style-name="Assertion">A11.8-1 [</text:span>To obtain a reference to the cache manager, the <text:alphabetical-index-mark-start text:id="IMark4670680904" text:main-entry="true"/>getDataStoreCache<text:alphabetical-index-mark-end text:id="IMark4670680904"/>() method of <text:alphabetical-index-mark-start text:id="IMark4671336720" text:main-entry="true"/>PersistenceManagerFactory<text:alphabetical-index-mark-end text:id="IMark4671336720"/> is used.</text:p>
      <text:p text:style-name="P3"><text:bookmark text:name="X-101871231"/><text:alphabetical-index-mark-start text:id="IMark4671336720" text:main-entry="true"/>DataStoreCache<text:alphabetical-index-mark-end text:id="IMark4671336720"/> <text:alphabetical-index-mark-start text:id="IMark4670680904" text:main-entry="true"/>getDataStoreCache<text:alphabetical-index-mark-end text:id="IMark4670680904"/>();</text:p>
      <text:p text:style-name="P13">If there is no second-level cache, the returned instance silently does nothing.<text:span text:style-name="Assertion">]</text:span></text:p>
      <text:p text:style-name="P3">package javax.jdo.datastore;</text:p>
      <text:p text:style-name="P3">public interface <text:alphabetical-index-mark-start text:id="IMark4670680904" text:main-entry="true"/>DataStoreCache<text:alphabetical-index-mark-end text:id="IMark4670680904"/> {</text:p>
      <text:p text:style-name="P22"><text:bookmark text:name="X-101871235"/><text:tab/><text:tab/><text:alphabetical-index-mark-start text:id="IMark4670680904" text:main-entry="true"/>Evicting objects from the cache<text:alphabetical-index-mark-end text:id="IMark4670680904"/></text:p>
      <text:p text:style-name="P3"><text:tab/>void <text:alphabetical-index-mark-start text:id="IMark4670680904" text:main-entry="true"/>evict<text:alphabetical-index-mark-end text:id="IMark4670680904"/>(Object oid);</text:p>
      <text:p text:style-name="P3"><text:tab/>void <text:alphabetical-index-mark-start text:id="IMark4670680904" text:main-entry="true"/>evictAll<text:alphabetical-index-mark-end text:id="IMark4670680904"/>();</text:p>
      <text:p text:style-name="P3"><text:tab/>void <text:alphabetical-index-mark-start text:id="IMark4670680904" text:main-entry="true"/>evictAll<text:alphabetical-index-mark-end text:id="IMark4670680904"/>(Object... oids);</text:p>
      <text:p text:style-name="P3"><text:tab/>void <text:alphabetical-index-mark-start text:id="IMark4670680904" text:main-entry="true"/>evictAll<text:alphabetical-index-mark-end text:id="IMark4670680904"/>(Collection oids);</text:p>
      <text:p text:style-name="P3"><text:tab/>void <text:alphabetical-index-mark-start text:id="IMark4670680904" text:main-entry="true"/>evictAll<text:alphabetical-index-mark-end text:id="IMark4670680904"/>(boolean subclasses, Class pcClass);</text:p>
      <text:p text:style-name="P13">The <text:alphabetical-index-mark-start text:id="IMark4670680904" text:main-entry="true"/>evict<text:alphabetical-index-mark-end text:id="IMark4670680904"/> methods are hints to the implementation that the instances referred to by the object ids are stale and should be evicted from the cache. Evicting an instance does not <text:alphabetical-index-mark-start text:id="IMark4671336720" text:main-entry="true"/>unpin<text:alphabetical-index-mark-end text:id="IMark4671336720"/> it. </text:p>
      <text:p text:style-name="P22"><text:bookmark text:name="X-101871233"/><text:soft-page-break/><text:tab/><text:tab/><text:alphabetical-index-mark-start text:id="IMark4671336720" text:main-entry="true"/>Pinning objects in the cache<text:alphabetical-index-mark-end text:id="IMark4671336720"/></text:p>
      <text:p text:style-name="P3"><text:tab/>void <text:alphabetical-index-mark-start text:id="IMark4671336720" text:main-entry="true"/>pin<text:alphabetical-index-mark-end text:id="IMark4671336720"/>(Object oid);</text:p>
      <text:p text:style-name="P3"><text:tab/>void <text:alphabetical-index-mark-start text:id="IMark4671336720" text:main-entry="true"/>pinAll<text:alphabetical-index-mark-end text:id="IMark4671336720"/>(Collection oids);</text:p>
      <text:p text:style-name="P3"><text:tab/>void <text:alphabetical-index-mark-start text:id="IMark4671336720" text:main-entry="true"/>pinAll<text:alphabetical-index-mark-end text:id="IMark4671336720"/>(Object... oids);</text:p>
      <text:p text:style-name="P3"><text:tab/>void <text:alphabetical-index-mark-start text:id="IMark4671336720" text:main-entry="true"/>pinAll<text:alphabetical-index-mark-end text:id="IMark4671336720"/>(boolean subclasses, Class pcClass);</text:p>
      <text:p text:style-name="P13">The <text:alphabetical-index-mark-start text:id="IMark4671336720" text:main-entry="true"/>pin<text:alphabetical-index-mark-end text:id="IMark4671336720"/> methods are hints to the implementation that the instances referred to by the object ids should be pinned in the cache (not subject to algorithm-based eviction, but subject to explicit eviction). There is no requirement that an instance be in the cache in order to <text:alphabetical-index-mark-start text:id="IMark4670680904" text:main-entry="true"/>pin<text:alphabetical-index-mark-end text:id="IMark4670680904"/> or <text:alphabetical-index-mark-start text:id="IMark4670680808" text:main-entry="true"/>unpin<text:alphabetical-index-mark-end text:id="IMark4670680808"/> it. The <text:alphabetical-index-mark-start text:id="IMark4671336624" text:main-entry="true"/>pinAll<text:alphabetical-index-mark-end text:id="IMark4671336624"/> method with the Class parameter automatically pins all instances of that class, including those instances already in the cache and future instances of the class. When a class is pinned, <text:alphabetical-index-mark-start text:id="IMark4670681000" text:main-entry="true"/>pin<text:alphabetical-index-mark-end text:id="IMark4670681000"/> and <text:alphabetical-index-mark-start text:id="IMark4670680616" text:main-entry="true"/>unpin<text:alphabetical-index-mark-end text:id="IMark4670680616"/> methods on instances of the pinned class are ignored.</text:p>
      <text:p text:style-name="P22"><text:bookmark text:name="X-101871234"/><text:tab/><text:tab/>Unpinning objects in the cache</text:p>
      <text:p text:style-name="P3"><text:tab/>void <text:alphabetical-index-mark-start text:id="IMark4670680616" text:main-entry="true"/>unpin<text:alphabetical-index-mark-end text:id="IMark4670680616"/>(Object oid);</text:p>
      <text:p text:style-name="P3"><text:tab/>void <text:alphabetical-index-mark-start text:id="IMark4670680616" text:main-entry="true"/>unpinAll<text:alphabetical-index-mark-end text:id="IMark4670680616"/>(Collection oids);</text:p>
      <text:p text:style-name="P3"><text:tab/>void <text:alphabetical-index-mark-start text:id="IMark4670680616" text:main-entry="true"/>unpinAll<text:alphabetical-index-mark-end text:id="IMark4670680616"/>(Object... oids);</text:p>
      <text:p text:style-name="P3"><text:tab/>void <text:alphabetical-index-mark-start text:id="IMark4670680616" text:main-entry="true"/>unpinAll<text:alphabetical-index-mark-end text:id="IMark4670680616"/>(boolean subclasses, Class pcClass);</text:p>
      <text:p text:style-name="P13">The <text:alphabetical-index-mark-start text:id="IMark4670680616" text:main-entry="true"/>unpin<text:alphabetical-index-mark-end text:id="IMark4670680616"/> methods are hints to the implementation that the instances referred to by the object ids should be unpinned (subject to eviction based on algorithm). There is no requirement that an instance be in the cache in order to <text:alphabetical-index-mark-start text:id="IMark4670681000" text:main-entry="true"/>pin<text:alphabetical-index-mark-end text:id="IMark4670681000"/> or <text:alphabetical-index-mark-start text:id="IMark4671336624" text:main-entry="true"/>unpin<text:alphabetical-index-mark-end text:id="IMark4671336624"/> it. The <text:alphabetical-index-mark-start text:id="IMark4670680808" text:main-entry="true"/>unpinAll<text:alphabetical-index-mark-end text:id="IMark4670680808"/> method with the Class parameter automatically unpins all instances of that class, including those instances already in the cache and future instances of the class. When a class is pinned, <text:alphabetical-index-mark-start text:id="IMark4670680904" text:main-entry="true"/>pin<text:alphabetical-index-mark-end text:id="IMark4670680904"/> and <text:alphabetical-index-mark-start text:id="IMark4671336720" text:main-entry="true"/>unpin<text:alphabetical-index-mark-end text:id="IMark4671336720"/> methods on instances of the pinned class are ignored.</text:p>
      <text:p text:style-name="P13">}</text:p>
      <text:p text:style-name="P19"><draw:frame draw:style-name="fr1" draw:name="9" text:anchor-type="as-char" svg:width="7.091cm" svg:height="0.342cm" draw:z-index="8"><draw:image xlink:href="Pictures/2000000900000FB5000000C9DF37253B.wmf" xlink:type="simple" xlink:show="embed" xlink:actuate="onLoad"/></draw:frame></text:p>
      <text:h text:style-name="P25" text:outline-level="2">Registering for life cycle events</text:h>
      <text:p text:style-name="P3"><text:span text:style-name="Assertion"><text:span text:style-name="T2">A11.9-1 [</text:span></text:span>void <text:alphabetical-index-mark-start text:id="IMark4671336720" text:main-entry="true"/>addInstanceLifecycleListener<text:alphabetical-index-mark-end text:id="IMark4671336720"/> (InstanceLifecycleListener listener, Class[] classes);</text:p>
      <text:p text:style-name="P13">This <text:alphabetical-index-mark-start text:id="IMark4671336720" text:main-entry="true"/>PersistenceManagerFactory<text:alphabetical-index-mark-end text:id="IMark4671336720"/> method adds the listener to the <text:alphabetical-index-mark-start text:id="IMark4670680904" text:main-entry="true"/>list<text:alphabetical-index-mark-end text:id="IMark4670680904"/> of instance lifecycle event listeners set as the initial listeners for each PersistenceManager created by this <text:alphabetical-index-mark-start text:id="IMark4670680808" text:main-entry="true"/>PersistenceManagerFactory<text:alphabetical-index-mark-end text:id="IMark4670680808"/>. The classes parameter identifies all of the classes of interest. If the classes parameter is specified as null, events for all persistent classes and interfaces are generated. If the listener is already registered for life cycle events, the <text:span text:style-name="T1">classes</text:span> are added to the set of classes being listened to. If the classes specified have persistence-capable subclasses, all such subclasses are registered implicitly.</text:p>
      <text:p text:style-name="P13">The listener will be called for each event for which it implements the corresponding listener interface.<text:span text:style-name="Assertion">]</text:span></text:p>
      <text:p text:style-name="P3"><text:span text:style-name="Assertion"><text:span text:style-name="T2">A11.9-2 [</text:span></text:span>void <text:alphabetical-index-mark-start text:id="IMark4670680808" text:main-entry="true"/>removeInstanceLifecycleListener<text:alphabetical-index-mark-end text:id="IMark4670680808"/> (InstanceLifecycleListener listener);</text:p>
      <text:p text:style-name="P13">This <text:alphabetical-index-mark-start text:id="IMark4670680808" text:main-entry="true"/>PersistenceManagerFactory<text:alphabetical-index-mark-end text:id="IMark4670680808"/> method removes the listener from the <text:alphabetical-index-mark-start text:id="IMark4670680904" text:main-entry="true"/>list<text:alphabetical-index-mark-end text:id="IMark4670680904"/> of event listeners set as the initial listeners for each PersistenceManager created by this <text:alphabetical-index-mark-start text:id="IMark4671336720" text:main-entry="true"/>PersistenceManagerFactory<text:alphabetical-index-mark-end text:id="IMark4671336720"/>.<text:span text:style-name="Assertion">]</text:span></text:p>
      <text:p text:style-name="P13"><text:soft-page-break/>The <text:alphabetical-index-mark-start text:id="IMark4671336720" text:main-entry="true"/>addInstanceLifecycleListener<text:alphabetical-index-mark-end text:id="IMark4671336720"/> and <text:alphabetical-index-mark-start text:id="IMark4670680904" text:main-entry="true"/>removeInstanceLifecycleListener<text:alphabetical-index-mark-end text:id="IMark4670680904"/> methods are considered to be configuration methods and can only be called when the <text:alphabetical-index-mark-start text:id="IMark4670680808" text:main-entry="true"/>PersistenceManagerFactory<text:alphabetical-index-mark-end text:id="IMark4670680808"/> is configurable (before the first <text:alphabetical-index-mark-start text:id="IMark4671336624" text:main-entry="true"/>getPersistenceManager<text:alphabetical-index-mark-end text:id="IMark4671336624"/> is called).</text:p>
      <text:p text:style-name="P19"><draw:frame draw:style-name="fr1" draw:name="10" text:anchor-type="as-char" svg:width="7.091cm" svg:height="0.342cm" draw:z-index="9"><draw:image xlink:href="Pictures/2000000900000FB5000000C9DF37253B.wmf" xlink:type="simple" xlink:show="embed" xlink:actuate="onLoad"/></draw:frame></text:p>
      <text:h text:style-name="P25" text:outline-level="2">Metadata Access</text:h>
      <text:p text:style-name="P13">Metadata can be specified via annotations, xml, or API. These methods provide access to metadata managed by the <text:alphabetical-index-mark-start text:id="IMark4671336624" text:main-entry="true"/><text:span text:style-name="T1">PersistenceManagerFactory</text:span><text:alphabetical-index-mark-end text:id="IMark4671336624"/>. </text:p>
      <text:p text:style-name="P14">ComponentMetadata <text:alphabetical-index-mark-start text:id="IMark4671336624" text:main-entry="true"/>getMetadata<text:alphabetical-index-mark-end text:id="IMark4671336624"/>(String className);</text:p>
      <text:p text:style-name="P13"><text:span text:style-name="Assertion">A11.10-1 [</text:span>Return the class or interface metadata object for the specified class or interface, if there is metadata defined for that class or interface. If the parameter is <text:span text:style-name="T1">null</text:span>, <text:span text:style-name="T1">null</text:span> is returned. If the parameter does not reference a class or interface whose metadata is available, <text:span text:style-name="T1">null</text:span> is returned. <text:span text:style-name="Assertion">]</text:span></text:p>
      <text:p text:style-name="P14">void <text:alphabetical-index-mark-start text:id="IMark4671336624" text:main-entry="true"/>registerMetadata<text:alphabetical-index-mark-end text:id="IMark4671336624"/>(JDOMetadata metadata);</text:p>
      <text:p text:style-name="P13">Register metadata with this <text:alphabetical-index-mark-start text:id="IMark4671336624" text:main-entry="true"/><text:span text:style-name="T1">PersistenceManagerFactory</text:span><text:alphabetical-index-mark-end text:id="IMark4671336624"/>. Metadata can be created using the <text:alphabetical-index-mark-start text:id="IMark4670680904" text:main-entry="true"/><text:alphabetical-index-mark-start text:id="IMark4670680808" text:main-entry="true"/><text:span text:style-name="T1">newMetadata</text:span><text:alphabetical-index-mark-end text:id="IMark4670680808"/><text:alphabetical-index-mark-end text:id="IMark4670680904"/> method.</text:p>
      <text:p text:style-name="P14">JDOMetadata <text:alphabetical-index-mark-start text:id="IMark4670680904" text:main-entry="true"/><text:alphabetical-index-mark-start text:id="IMark4670680808" text:main-entry="true"/>newMetadata<text:alphabetical-index-mark-end text:id="IMark4670680808"/><text:alphabetical-index-mark-end text:id="IMark4670680904"/>();</text:p>
      <text:p text:style-name="P13">Return a new JDO metadata object that can be subsequently modified and registered with this <text:alphabetical-index-mark-start text:id="IMark4670680904" text:main-entry="true"/><text:span text:style-name="T1">PersistenceManagerFactory</text:span><text:alphabetical-index-mark-end text:id="IMark4670680904"/>.</text:p>
      <text:h text:style-name="P25" text:outline-level="2">Managed Classes</text:h>
      <text:p text:style-name="P13">Users may obtain a collection of classes that are being managed by the <text:alphabetical-index-mark-start text:id="IMark4670680904" text:main-entry="true"/><text:span text:style-name="T1">PersistenceManagerFactory</text:span><text:alphabetical-index-mark-end text:id="IMark4670680904"/>. These classes include those that have been referenced by any <text:span text:style-name="T5">PersistenceManager</text:span> instances obtained from this <text:alphabetical-index-mark-start text:id="IMark4670680808" text:main-entry="true"/><text:span text:style-name="T1">PersistenceManager–Factory</text:span><text:alphabetical-index-mark-end text:id="IMark4670680808"/>, using methods such as <text:span text:style-name="T5">getExtent</text:span>, <text:span text:style-name="T5">newQuery</text:span>, <text:span text:style-name="T5">newInstance</text:span>, and <text:span text:style-name="T5">makePersistent</text:span>. Other classes that were loaded by the implementation based on policy or implementation-specific features might also be returned.</text:p>
      <text:p text:style-name="P13">The permission <text:span text:style-name="T5">getMetadata</text:span> must be granted to the caller or a <text:span text:style-name="T5">SecurityException</text:span> is thrown. </text:p>
      <text:p text:style-name="P15">Collection&lt;Class&gt; getManagedClasses();</text:p>
      <text:p text:style-name="P19"><draw:frame draw:style-name="fr1" draw:name="11" text:anchor-type="as-char" svg:width="7.091cm" svg:height="0.342cm" draw:z-index="10"><draw:image xlink:href="Pictures/2000000900000FB5000000C9DF37253B.wmf" xlink:type="simple" xlink:show="embed" xlink:actuate="onLoad"/></draw:frame></text:p>
      <text:h text:style-name="P25" text:outline-level="2">Serialization</text:h>
      <text:p text:style-name="P13">Serialization of a persistence manager factory allows an application to preserve a reference to the factory via calling <text:span text:style-name="T1">writeObject</text:span> on it and having its state preserved by writing it to a stream in an external form. Later, the state can be read from a stream and a functionally equivalent instance of the factory can be restored. </text:p>
      <text:p text:style-name="P13">When serializing the state of a persistence manager factory, the properties used to create the factory must be serialized. Some of the properties might depend on the context of the Java VM, and so are not able to be serialized. These properties may include the registered life cycle listener instances, class loaders, and any other values that are not serializable.</text:p>
      <text:p text:style-name="P13"><text:span text:style-name="Assertion">A11.10-1 [</text:span>If the persistence manager factory was created via the <text:span text:style-name="T1">getPersistenceManagerFactory(Map props)</text:span> method, then the serializable properties <text:soft-page-break/>in <text:span text:style-name="T1">props</text:span> must be written to the stream and upon restoration, used to construct or locate the persistence manager factory in the new context. <text:span text:style-name="Assertion">]</text:span> </text:p>
      <text:p text:style-name="P13"><text:span text:style-name="Assertion">A11.10-2 [</text:span>If the persistence manager factory was created via the <text:span text:style-name="T1">javax.persistence.Persistence.createEntityManagerFactory (Map overrides, String name)</text:span> method, then the persistence manager factory must write the overrides and the name to the stream and use these parameters in the new context to read the persistence.xml in the new context, use the overrides, and reconstruct the persistence manager factory. <text:span text:style-name="Assertion">]</text:span> </text:p>
      <text:p text:style-name="P13">If the persistence manager factory was created via the <text:span text:style-name="T1">getPersistenceManagerFactory(Map overrides, Map props)</text:span> method, then the serializable properties in the <text:span text:style-name="T1">overrides</text:span> must be written to the stream and upon restoration, used to establish overrides for the persistence manager factory in the new context. The treatment of the <text:span text:style-name="T1">props</text:span> parameter depends on the existence of certain entries:</text:p>
      <text:p text:style-name="P1">•<text:tab/><text:span text:style-name="Assertion">A11.10-3 [</text:span>If the property <text:span text:style-name="T1">javax.jdo.spi.PropertiesFileName</text:span> is a key in the <text:span text:style-name="T1">props</text:span>, then the value of this key and the overrides must be written to the stream and used in the new context to recreate the persistence manager factory from the file name. <text:span text:style-name="Assertion">]</text:span> </text:p>
      <text:p text:style-name="P1">•<text:tab/><text:span text:style-name="Assertion">A11.10-4 [</text:span>If the property <text:span text:style-name="T1">javax.jdo.Name</text:span> is a key in the <text:span text:style-name="T1">props</text:span>, then the value of this key and the overrides must be written to the stream and used in the new context to recreate the persistence manager factory from <text:alphabetical-index-mark-start text:id="IMark4670680808" text:main-entry="true"/><text:span text:style-name="T1">jdoconfig.xml</text:span><text:alphabetical-index-mark-end text:id="IMark4670680808"/>. <text:span text:style-name="Assertion">]</text:span> </text:p>
      <text:p text:style-name="P19"><draw:frame draw:style-name="fr1" draw:name="12" text:anchor-type="as-char" svg:width="7.091cm" svg:height="0.342cm" draw:z-index="11"><draw:image xlink:href="Pictures/2000000900000FB5000000C9DF37253B.wmf" xlink:type="simple" xlink:show="embed" xlink:actuate="onLoad"/></draw:frame></text:p>
      <text:h text:style-name="P25" text:outline-level="2"><text:alphabetical-index-mark-start text:id="IMark4670680808" text:main-entry="true"/>OSGi Service Discovery<text:alphabetical-index-mark-end text:id="IMark4670680808"/></text:h>
      <text:p text:style-name="P13">The objective of OSGi when used with JDO is to provide fewer development-time dependencies on specific JDO vendors. Without runtime discovery, the implementation class name is required to be put into persistence manager factory properties.</text:p>
      <text:p text:style-name="P13">Typical usage is an application deployed in production which uses a JDO implementation A that is not performing well. To fix the issue the user decides to replace the implementation with a different vendor. Without runtime discovery, the procedure consists of replacing the JDO vendor jar in the classpath and updating the persistence manager factory properties to refer to the new vendor persistence manager factory class.</text:p>
      <text:p text:style-name="P13">With runtime service discovery, this procedure would be simplified to replacing only the JDO vendor jar. The new vendor would be found dynamically.</text:p>
      <text:p text:style-name="P22"><text:tab/><text:tab/>From the user perspective</text:p>
      <text:p text:style-name="P13">There is a small change needed to deployment to use service discovery. As before, the application uses <text:span text:style-name="T1">JDOHelper.getPersistenceManagerFactory </text:span>using properties or configuration name. However there is no need to set the property <text:span text:style-name="T1">javax.jdo.PersistenceManagerFactoryClass</text:span> if there is only one JDO vendor jar in the classpath.</text:p>
      <text:p text:style-name="P22"><text:soft-page-break/><text:tab/><text:tab/>From the implementation perspective</text:p>
      <text:p text:style-name="P13">In the JDO implementation jar file, add the file <text:alphabetical-index-mark-start text:id="IMark4670680808" text:main-entry="true"/><text:span text:style-name="T1">META-INF</text:span><text:alphabetical-index-mark-end text:id="IMark4670680808"/><text:span text:style-name="T1">/services/javax.jdo.</text:span><text:alphabetical-index-mark-start text:id="IMark4670680904" text:main-entry="true"/><text:span text:style-name="T1">PersistenceManagerFactory</text:span><text:alphabetical-index-mark-end text:id="IMark4670680904"/>, which contains a single line with the fully qualified class name of the <text:alphabetical-index-mark-start text:id="IMark4671336624" text:main-entry="true"/><text:span text:style-name="T1">PersistenceManagerFactory</text:span><text:alphabetical-index-mark-end text:id="IMark4671336624"/> implementation.</text:p>
      <text:p text:style-name="P13">The <text:span text:style-name="T1">JDOHelper.getPersistenceManagerFactory(String)</text:span> will do the service discovery, by using the standard jar spec.</text:p>
      <text:p text:style-name="P13">This service discovery is most likely to be used in Java SE environments.</text:p>
      <text:p text:style-name="P22"><text:tab/><text:tab/>Examples</text:p>
      <text:p text:style-name="P13">An OSGi application is usually split into several jars, something like:</text:p>
      <text:p text:style-name="P20">mycomponent1.jar (OSGi bundle)</text:p>
      <text:p text:style-name="P20">mycomponent2.jar (OSGi bundle)</text:p>
      <text:p text:style-name="P20">mycomponent3.jar (OSGi bundle)</text:p>
      <text:p text:style-name="P17"/>
      <text:p text:style-name="P13">Each OSGi bundle is loaded by a different classloader, with the java runtime classloader the parent for the bundle classlaoders.</text:p>
      <text:p text:style-name="P13">Each component can include libraries inside, for instance JDO. </text:p>
      <text:p text:style-name="P20">mycomponent1.jar (OSGi bundle)</text:p>
      <text:p text:style-name="P20"><text:s text:c="2"/>- jdo.jar</text:p>
      <text:p text:style-name="P20"><text:s text:c="2"/>- Person.class (PersistenceCapable)</text:p>
      <text:p text:style-name="P20"><text:s text:c="2"/>- Company.class (PersistenceCapable)</text:p>
      <text:p text:style-name="P20">mycomponent2.jar (OSGi bundle)</text:p>
      <text:p text:style-name="P20">mycomponent3.jar (OSGi bundle)</text:p>
      <text:p text:style-name="P13"/>
      <text:p text:style-name="P13">Only <text:span text:style-name="T1">mycomponent1</text:span> currently uses the persistence-capable classes. But if <text:span text:style-name="T1">mycomponent3</text:span> now<text:span text:style-name="T1"> </text:span>needs to read <text:span text:style-name="T1">Company</text:span> instances, you will also need the persistence-capable classes and jdo.jar in the classpath for <text:span text:style-name="T1">mycomponent3</text:span>. You might decide to duplicate the classes in both OSGi bundles:</text:p>
      <text:p text:style-name="P20">mycomponent1.jar (OSGi bundle)</text:p>
      <text:p text:style-name="P20"><text:s text:c="2"/>- jdo.jar</text:p>
      <text:p text:style-name="P20"><text:s text:c="2"/>- Person.class (PersistenceCapable)</text:p>
      <text:p text:style-name="P20"><text:s text:c="2"/>- Company.class (PersistenceCapable)</text:p>
      <text:p text:style-name="P20">mycomponent2.jar (OSGi bundle)</text:p>
      <text:p text:style-name="P20">mycomponent3.jar (OSGi bundle)</text:p>
      <text:p text:style-name="P20"><text:s text:c="2"/>- jdo.jar</text:p>
      <text:p text:style-name="P20"><text:s text:c="2"/>- Person.class (PersistenceCapable)</text:p>
      <text:p text:style-name="P20"><text:s text:c="2"/>- Company.class (PersistenceCapable)</text:p>
      <text:p text:style-name="P13"/>
      <text:p text:style-name="P13">But actually this will fail with <text:span text:style-name="T1">ClassCastException</text:span> at runtime, since <text:span text:style-name="T1">Person</text:span> of <text:span text:style-name="T1">mycomponent1</text:span> is not the same class, and instances cannot be cast to <text:span text:style-name="T1">Person</text:span> of <text:span text:style-name="T1">mycomponent3</text:span>. The solution is to reorganize the dependencies:</text:p>
      <text:p text:style-name="P20">mycomponent1.jar (OSGi bundle) - depends on mydomainclasses.jar and jdo.jar OSGi</text:p>
      <text:p text:style-name="P20">bundles</text:p>
      <text:p text:style-name="P20">mycomponent2.jar (OSGi bundle)</text:p>
      <text:p text:style-name="P20">mycomponent3.jar (OSGi bundle) - depends on mydomainclasses.jar and jdo.jar OSGi</text:p>
      <text:p text:style-name="P20">bundles</text:p>
      <text:p text:style-name="P20">jdo.jar (OSGi bundle)</text:p>
      <text:p text:style-name="P20"><text:soft-page-break/><text:s text:c="2"/>- jdo.jar</text:p>
      <text:p text:style-name="P20">mydomainclasses.jar (OSGi bundle) - depends on jdo.jar</text:p>
      <text:p text:style-name="P20"><text:s text:c="2"/>- Person.class (PersistenceCapable)</text:p>
      <text:p text:style-name="P20"><text:s text:c="2"/>- Company.class (PersistenceCapable)</text:p>
      <text:p text:style-name="P13"/>
      <text:p text:style-name="P13">This fixes the issue of <text:span text:style-name="T1">ClassCastException</text:span>.since both components depend on classes loaded by the same class loader.</text:p>
      <text:p text:style-name="P13">The jdo vendor implementation can be put anywhere, unless you also want to share instances of the JDO vendor classes at runtime between OSGi bundles. The best choice is this:</text:p>
      <text:p text:style-name="P20">mycomponent1.jar (OSGi bundle) - depends on mydomainclasses.jar, jdo.jar and</text:p>
      <text:p text:style-name="P20">VENDOR_X.jar OSGi bundles</text:p>
      <text:p text:style-name="P20">mycomponent2.jar (OSGi bundle)</text:p>
      <text:p text:style-name="P20">mycomponent3.jar (OSGi bundle) - depends on mydomainclasses.jar, jdo.jar and</text:p>
      <text:p text:style-name="P20">VENDOR_X.jar OSGi bundles</text:p>
      <text:p text:style-name="P20">jdo.jar (OSGi bundle)</text:p>
      <text:p text:style-name="P20"><text:s text:c="2"/>- jdo.jar</text:p>
      <text:p text:style-name="P20">mydomainclasses.jar (OSGi bundle) - depends on jdo.jar</text:p>
      <text:p text:style-name="P20"><text:s text:c="2"/>- Person.class (PersistenceCapable)</text:p>
      <text:p text:style-name="P20"><text:s text:c="2"/>- Company.class (PersistenceCapable)</text:p>
      <text:p text:style-name="P20">VENDOR_X.jar (OSGi bundle)</text:p>
      <text:p text:style-name="P13"/>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Mangal1" svg:font-family="Mangal"/>
    <style:font-face style:name="Courier" svg:font-family="Courier" style:font-family-generic="modern" style:font-pitch="fixed"/>
    <style:font-face style:name="Courier New2" svg:font-family="'Courier New'" style:font-family-generic="modern" style:font-pitch="fixed"/>
    <style:font-face style:name="Courier New1" svg:font-family="'Courier New'" style:font-family-generic="modern" style:font-pitch="variable"/>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3"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loext:contextual-spacing="false" fo:margin-top="0cm" fo:margin-bottom="0.353cm" fo:line-height="115%" fo:hyphenation-ladder-count="no-limit" style:text-autospace="ideograph-alpha" style:punctuation-wrap="hanging" style:line-break="strict" style:tab-stop-distance="1.27cm" style:writing-mode="page"/>
      <style:text-properties style:use-window-font-color="true" style:font-name="Calibri" fo:font-size="11pt" fo:language="en" fo:country="US"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loext:contextual-spacing="false" fo:margin-top="0cm" fo:margin-bottom="0cm" style:line-height-at-least="0.423cm" fo:orphans="0" fo:widows="0" style:writing-mode="lr-tb"/>
      <style:text-properties style:use-window-font-color="true" style:font-name="Times New Roman"/>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list-style-name="" style:class="text" style:master-page-name="">
      <style:paragraph-properties loext:contextual-spacing="false" fo:margin-left="2.54cm" fo:margin-right="0cm" fo:margin-top="0.706cm" fo:margin-bottom="2.54cm" style:line-height-at-least="0.741cm" fo:text-indent="-2.54cm" style:auto-text-indent="false" style:page-number="auto" fo:break-before="auto" fo:break-after="auto" fo:keep-with-next="always">
        <style:tab-stops>
          <style:tab-stop style:position="1.27cm" style:type="right"/>
          <style:tab-stop style:position="1.905cm"/>
        </style:tab-stops>
      </style:paragraph-properties>
      <style:text-properties fo:font-size="20pt" fo:font-weight="bold" style:font-size-asian="20pt" style:font-weight-asian="bold" style:font-size-complex="20pt" style:font-weight-complex="bold"/>
    </style:style>
    <style:style style:name="Heading_20_2" style:display-name="Heading 2" style:family="paragraph" style:parent-style-name="Standard" style:next-style-name="Text_20_body" style:default-outline-level="2" style:class="text">
      <style:paragraph-properties loext:contextual-spacing="false" fo:margin-top="0.423cm" fo:margin-bottom="0.247cm" style:line-height-at-least="0.406cm" fo:keep-with-next="always">
        <style:tab-stops>
          <style:tab-stop style:position="1.27cm" style:type="right"/>
          <style:tab-stop style:position="1.854cm"/>
        </style:tab-stops>
      </style:paragraph-properties>
      <style:text-properties fo:font-size="11.5pt" fo:font-weight="bold" style:font-size-asian="11.5pt" style:font-weight-asian="bold" style:font-size-complex="11.5pt" style:font-weight-complex="bold"/>
    </style:style>
    <style:style style:name="Heading_20_3" style:display-name="Heading 3" style:family="paragraph" style:parent-style-name="Standard" style:next-style-name="Text_20_body" style:default-outline-level="3" style:class="text">
      <style:paragraph-properties loext:contextual-spacing="false" fo:margin-left="2.54cm" fo:margin-right="0cm" fo:margin-top="0.247cm" fo:margin-bottom="0.176cm" style:line-height-at-least="0.441cm" fo:text-indent="-2.54cm" style:auto-text-indent="false" fo:keep-with-next="always">
        <style:tab-stops>
          <style:tab-stop style:position="1.27cm" style:type="right"/>
          <style:tab-stop style:position="1.905cm"/>
        </style:tab-stops>
      </style:paragraph-properties>
      <style:text-properties fo:font-size="10.5pt" fo:font-weight="bold" style:font-size-asian="10.5pt" style:font-weight-asian="bold" style:font-size-complex="10.5pt" style:font-weight-complex="bold"/>
    </style:style>
    <style:style style:name="body" style:family="paragraph" style:default-outline-level="" style:master-page-name="">
      <style:paragraph-properties loext:contextual-spacing="false" fo:margin-left="1.905cm" fo:margin-right="0cm" fo:margin-top="0cm" fo:margin-bottom="0.141cm" style:line-height-at-least="0.441cm" fo:text-align="justify" style:justify-single-word="false" fo:orphans="0" fo:widows="0" fo:text-indent="0cm" style:auto-text-indent="false" style:page-number="auto" style:writing-mode="lr-tb"/>
      <style:text-properties style:use-window-font-color="true" style:font-name="Times New Roman" fo:font-size="10.5pt" style:font-size-asian="10.5pt" style:font-size-complex="10.5pt"/>
    </style:style>
    <style:style style:name="body-code" style:family="paragraph" style:default-outline-level="">
      <style:paragraph-properties loext:contextual-spacing="false" fo:margin-left="1.905cm" fo:margin-right="0cm" fo:margin-top="0cm" fo:margin-bottom="0.141cm" style:line-height-at-least="0.441cm" fo:orphans="0" fo:widows="0" fo:text-indent="0cm" style:auto-text-indent="false" style:writing-mode="lr-tb">
        <style:tab-stops>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 style:position="13.335cm"/>
          <style:tab-stop style:position="13.97cm"/>
          <style:tab-stop style:position="14.605cm"/>
          <style:tab-stop style:position="15.24cm"/>
          <style:tab-stop style:position="15.875cm"/>
          <style:tab-stop style:position="16.51cm"/>
        </style:tab-stops>
      </style:paragraph-properties>
      <style:text-properties style:use-window-font-color="true" style:font-name="Courier New" fo:font-size="10.5pt" style:font-size-asian="10.5pt" style:font-size-complex="10.5pt"/>
    </style:style>
    <style:style style:name="bullet" style:family="paragraph" style:default-outline-level="">
      <style:paragraph-properties loext:contextual-spacing="false" fo:margin-left="2.54cm" fo:margin-right="0.635cm" fo:margin-top="0.035cm" fo:margin-bottom="0.176cm" style:line-height-at-least="0.441cm" fo:text-align="justify" style:justify-single-word="false" fo:orphans="0" fo:widows="0" fo:text-indent="-0.388cm" style:auto-text-indent="false" style:writing-mode="lr-tb">
        <style:tab-stops>
          <style:tab-stop style:position="2.54cm"/>
          <style:tab-stop style:position="3.81cm"/>
          <style:tab-stop style:position="5.08cm"/>
        </style:tab-stops>
      </style:paragraph-properties>
      <style:text-properties style:use-window-font-color="true" style:font-name="Times New Roman" fo:font-size="10.5pt" style:font-size-asian="10.5pt" style:font-size-complex="10.5pt"/>
    </style:style>
    <style:style style:name="CellBody" style:family="paragraph" style:default-outline-level="">
      <style:paragraph-properties loext:contextual-spacing="false" fo:margin-top="0cm" fo:margin-bottom="0cm" style:line-height-at-least="0.423cm" fo:orphans="0" fo:widows="0" style:writing-mode="lr-tb"/>
      <style:text-properties style:use-window-font-color="true" style:font-name="Times New Roman" fo:font-size="10pt" style:font-size-asian="10pt" style:font-size-complex="10pt"/>
    </style:style>
    <style:style style:name="CellHeading" style:family="paragraph" style:default-outline-level="">
      <style:paragraph-properties loext:contextual-spacing="false" fo:margin-top="0cm" fo:margin-bottom="0cm" style:line-height-at-least="0.423cm" fo:text-align="center" style:justify-single-word="false" fo:orphans="0" fo:widows="0" style:writing-mode="lr-tb"/>
      <style:text-properties style:use-window-font-color="true" style:font-name="Times New Roman" fo:font-size="10pt" style:font-size-asian="10pt" style:font-size-complex="10pt"/>
    </style:style>
    <style:style style:name="code" style:family="paragraph" style:default-outline-level="">
      <style:paragraph-properties loext:contextual-spacing="false" fo:margin-left="1.905cm" fo:margin-right="0cm" fo:margin-top="0cm" fo:margin-bottom="0cm" style:line-height-at-least="0.37cm" fo:orphans="0" fo:widows="0" fo:text-indent="0cm" style:auto-text-indent="false" style:writing-mode="lr-tb">
        <style:tab-stops>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 style:position="13.335cm"/>
          <style:tab-stop style:position="13.97cm"/>
          <style:tab-stop style:position="14.605cm"/>
          <style:tab-stop style:position="15.24cm"/>
          <style:tab-stop style:position="15.875cm"/>
          <style:tab-stop style:position="16.51cm"/>
        </style:tab-stops>
      </style:paragraph-properties>
      <style:text-properties style:use-window-font-color="true" style:font-name="Courier New" fo:font-size="8.5pt" style:font-size-asian="8.5pt" style:font-size-complex="8.5pt"/>
    </style:style>
    <style:style style:name="note" style:family="paragraph" style:default-outline-level="">
      <style:paragraph-properties loext:contextual-spacing="false" fo:margin-left="2.54cm" fo:margin-right="0.635cm" fo:margin-top="0.353cm" fo:margin-bottom="0.353cm" style:line-height-at-least="0.494cm" fo:orphans="0" fo:widows="0" fo:text-indent="0cm" style:auto-text-indent="false" style:writing-mode="lr-tb">
        <style:tab-stops>
          <style:tab-stop style:position="3.175cm"/>
        </style:tab-stops>
      </style:paragraph-properties>
      <style:text-properties style:use-window-font-color="true" style:font-name="Times New Roman" fo:font-size="12pt" fo:font-style="italic" style:font-size-asian="12pt" style:font-style-asian="italic" style:font-size-complex="12pt" style:font-style-complex="italic"/>
    </style:style>
    <style:style style:name="sectionheading" style:family="paragraph" style:default-outline-level="">
      <style:paragraph-properties loext:contextual-spacing="false" fo:margin-left="2.54cm" fo:margin-right="0cm" fo:margin-top="0.247cm" fo:margin-bottom="0.141cm" style:line-height-at-least="0.459cm" fo:orphans="0" fo:widows="0" fo:text-indent="-2.54cm" style:auto-text-indent="false" fo:keep-with-next="always" style:writing-mode="lr-tb">
        <style:tab-stops>
          <style:tab-stop style:position="1.27cm" style:type="right"/>
          <style:tab-stop style:position="1.905cm"/>
        </style:tab-stops>
      </style:paragraph-properties>
      <style:text-properties style:use-window-font-color="true" style:font-name="Times New Roman" fo:font-weight="bold" style:font-weight-asian="bold" style:font-weight-complex="bold"/>
    </style:style>
    <style:style style:name="TableTitle" style:family="paragraph" style:default-outline-level="">
      <style:paragraph-properties loext:contextual-spacing="false" fo:margin-top="0cm" fo:margin-bottom="0cm" style:line-height-at-least="0.423cm" fo:text-align="center" style:justify-single-word="false" fo:orphans="0" fo:widows="0" style:writing-mode="lr-tb"/>
      <style:text-properties style:use-window-font-color="true" style:font-name="Times New Roman" fo:font-size="10pt" fo:font-weight="bold" style:font-size-asian="10pt" style:font-weight-asian="bold" style:font-size-complex="10pt" style:font-weight-complex="bold"/>
    </style:style>
    <style:style style:name="Balloon_20_Text" style:display-name="Balloon Text" style:family="paragraph" style:parent-style-name="Standard" style:default-outline-level="">
      <style:paragraph-properties fo:line-height="100%"/>
      <style:text-properties style:font-name="Tahoma" fo:font-size="8pt" style:font-size-asian="8pt" style:font-name-complex="Tahoma1" style:font-size-complex="8pt"/>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1_20_Without_20_Numbering" style:display-name="Heading1 Without Numbering" style:family="paragraph" style:parent-style-name="Heading_20_1" style:list-style-name="Appendix_20_Numbering" style:class="text" style:master-page-name="">
      <style:paragraph-properties loext:contextual-spacing="false" fo:margin-left="2.54cm" fo:margin-right="0cm" fo:margin-top="0cm" fo:margin-bottom="0.353cm" fo:text-indent="-2.54cm" style:auto-text-indent="false" style:page-number="auto">
        <style:tab-stops>
          <style:tab-stop style:position="1.27cm" style:type="right"/>
          <style:tab-stop style:position="1.905cm"/>
        </style:tab-stops>
      </style:paragraph-properties>
    </style:style>
    <style:style style:name="Appendix_20_Heading_20_2" style:display-name="Appendix Heading 2" style:family="paragraph" style:parent-style-name="Heading_20_2" style:default-outline-level="2" style:list-style-name="Appendix_20_Numbering" style:master-page-name="">
      <style:paragraph-properties loext:contextual-spacing="false" fo:margin-left="0.762cm" fo:margin-right="0cm" fo:margin-top="0cm" fo:margin-bottom="0.353cm" fo:text-indent="-0.762cm" style:auto-text-indent="false" style:page-number="auto">
        <style:tab-stops>
          <style:tab-stop style:position="1.27cm" style:type="right"/>
          <style:tab-stop style:position="1.854cm"/>
        </style:tab-stops>
      </style:paragraph-properties>
    </style:style>
    <style:style style:name="Appendix_20_Heading_20_3" style:display-name="Appendix Heading 3" style:family="paragraph" style:parent-style-name="Heading_20_3" style:default-outline-level="3" style:list-style-name="Appendix_20_Numbering" style:master-page-name="">
      <style:paragraph-properties loext:contextual-spacing="false" fo:margin-left="2.54cm" fo:margin-right="0cm" fo:margin-top="0cm" fo:margin-bottom="0.353cm" fo:text-indent="-2.54cm" style:auto-text-indent="false" style:page-number="auto">
        <style:tab-stops>
          <style:tab-stop style:position="1.27cm" style:type="right"/>
          <style:tab-stop style:position="1.905cm"/>
        </style:tab-stops>
      </style:paragraph-properties>
    </style:style>
    <style:style style:name="Index_20_Heading" style:display-name="Index Heading" style:family="paragraph" style:parent-style-name="Heading" style:class="index">
      <style:paragraph-properties loext:contextual-spacing="false" fo:margin-left="0cm" fo:margin-right="0cm" fo:margin-top="0cm" fo:margin-bottom="0.353cm" fo:text-indent="0cm" style:auto-text-indent="false" text:number-lines="false" text:line-number="0"/>
      <style:text-properties style:font-name="Times New Roman1" fo:font-size="20pt" fo:font-weight="bold" style:font-size-asian="16pt" style:font-weight-asian="bold" style:font-size-complex="16pt" style:font-weight-complex="bold"/>
    </style:style>
    <style:style style:name="Index_20_Separator" style:display-name="Index Separator" style:family="paragraph" style:parent-style-name="Index" style:class="index">
      <style:paragraph-properties loext:contextual-spacing="false" fo:margin-left="0cm" fo:margin-right="0cm" fo:margin-top="0cm" fo:margin-bottom="0.353cm" fo:text-indent="0cm" style:auto-text-indent="false"/>
      <style:text-properties fo:font-size="12pt" fo:font-weight="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Times New Roman1" fo:font-size="20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style:line-height-at-least="0cm" fo:text-indent="0cm" style:auto-text-indent="false"/>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loext:contextual-spacing="false" fo:margin-top="0.106cm" fo:margin-bottom="0.212cm" fo:text-align="center" style:justify-single-word="false"/>
      <style:text-properties fo:font-size="18pt" style:font-size-asian="18pt" style:font-size-complex="18pt"/>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New Roman" fo:font-size="20pt" fo:font-weight="bold" style:font-size-asian="20pt" style:font-weight-asian="bold" style:font-size-complex="20pt" style:font-weight-complex="bold"/>
    </style:style>
    <style:style style:name="Heading_20_2_20_Char" style:display-name="Heading 2 Char" style:family="text" style:parent-style-name="Default_20_Paragraph_20_Font">
      <style:text-properties style:font-name="Times New Roman" fo:font-size="11.5pt" fo:font-weight="bold" style:font-size-asian="11.5pt" style:font-weight-asian="bold" style:font-size-complex="11.5pt" style:font-weight-complex="bold"/>
    </style:style>
    <style:style style:name="Heading_20_3_20_Char" style:display-name="Heading 3 Char" style:family="text" style:parent-style-name="Default_20_Paragraph_20_Font">
      <style:text-properties style:font-name="Times New Roman" fo:font-size="10.5pt" fo:font-weight="bold" style:font-size-asian="10.5pt" style:font-weight-asian="bold" style:font-size-complex="10.5pt" style:font-weight-complex="bold"/>
    </style:style>
    <style:style style:name="Balloon_20_Text_20_Char" style:display-name="Balloon Text Char" style:family="text" style:parent-style-name="Default_20_Paragraph_20_Font">
      <style:text-properties style:font-name="Tahoma" fo:font-size="8pt" style:font-size-asian="8pt" style:font-size-complex="8pt"/>
    </style:style>
    <style:style style:name="Numbering_20_Symbols" style:display-name="Numbering Symbols" style:family="text"/>
    <style:style style:name="Assertion" style:family="text">
      <style:text-properties fo:color="#000080" fo:background-color="transparent" text:display="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Appendix_20_Numbering" style:display-name="Appendix Numbering">
      <text:list-level-style-number text:level="1" style:num-suffix=" " style:num-format="A">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style:num-suffix=" " style:num-format="1" text:display-levels="2">
        <style:list-level-properties text:list-level-position-and-space-mode="label-alignment">
          <style:list-level-label-alignment text:label-followed-by="listtab" text:list-tab-stop-position="1.27cm" fo:text-indent="-1.27cm" fo:margin-left="1.27cm"/>
        </style:list-level-properties>
      </text:list-level-style-number>
      <text:list-level-style-number text:level="3" style:num-suffix=" "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016cm" fo:margin-left="0cm" fo:margin-right="0cm" fo:margin-bottom="0.508cm" style:dynamic-spacing="false"/>
      </style:header-style>
      <style:footer-style>
        <style:header-footer-properties fo:min-height="1.016cm" fo:margin-left="0cm" fo:margin-right="0cm" fo:margin-top="0.508cm" style:dynamic-spacing="false"/>
      </style:footer-style>
    </style:page-layout>
    <style:page-layout style:name="Mpm2">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1.016cm" fo:margin-left="0cm" fo:margin-right="0cm" fo:margin-top="0.508cm" style:dynamic-spacing="false"/>
      </style:footer-style>
    </style:page-layout>
    <style:page-layout style:name="Mpm3">
      <style:page-layout-properties fo:page-width="21.59cm" fo:page-height="27.94cm" style:num-format="i" style:print-orientation="portrait" fo:margin-top="2.54cm" fo:margin-bottom="2.54cm" fo:margin-left="2.54cm" fo:margin-right="2.54cm" style:writing-mode="lr-tb" style:footnote-max-height="0cm">
        <style:footnote-sep style:width="0.018cm" style:distance-before-sep="0.101cm" style:distance-after-sep="0.101cm" style:adjustment="left" style:rel-width="25%" style:color="#000000"/>
      </style:page-layout-properties>
      <style:header-style>
        <style:header-footer-properties fo:min-height="1.016cm" fo:margin-left="0cm" fo:margin-right="0cm" fo:margin-bottom="0.508cm" style:dynamic-spacing="false"/>
      </style:header-style>
      <style:footer-style>
        <style:header-footer-properties fo:min-height="1.016cm" fo:margin-left="0cm" fo:margin-right="0cm" fo:margin-top="0.508cm" style:dynamic-spacing="false"/>
      </style:footer-style>
    </style:page-layout>
    <style:page-layout style:name="Mpm4">
      <style:page-layout-properties fo:page-width="21.59cm" fo:page-height="27.94cm" style:num-format="i" style:print-orientation="portrait" fo:margin-top="2.54cm" fo:margin-bottom="2.54cm" fo:margin-left="2.54cm" fo:margin-right="2.54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1.016cm" fo:margin-left="0cm" fo:margin-right="0cm" fo:margin-top="0.508cm" style:dynamic-spacing="false"/>
      </style:footer-style>
    </style:page-layout>
    <style:page-layout style:name="Mpm5">
      <style:page-layout-properties fo:page-width="21.59cm" fo:page-height="27.94cm" style:num-format="" style:print-orientation="portrait" fo:margin-top="2.54cm" fo:margin-bottom="2.54cm" fo:margin-left="3.175cm" fo:margin-right="3.175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adjustment="left" style:rel-width="25%" style:color="#000000"/>
      </style:page-layout-properties>
      <style:header-style>
        <style:header-footer-properties fo:min-height="1.016cm" fo:margin-left="0cm" fo:margin-right="0cm" fo:margin-bottom="0.508cm" style:dynamic-spacing="false"/>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header>
        <text:p text:style-name="Header"/>
      </style:header>
      <style:footer>
        <text:p text:style-name="Footer"/>
      </style:footer>
    </style:master-page>
    <style:master-page style:name="First_20_Page" style:display-name="First Page" style:page-layout-name="Mpm2" style:next-style-name="Standard">
      <style:footer>
        <text:p text:style-name="Footer"/>
      </style:footer>
    </style:master-page>
    <style:master-page style:name="Front_20_Matter" style:display-name="Front Matter" style:page-layout-name="Mpm3">
      <style:header>
        <text:p text:style-name="Header"/>
      </style:header>
      <style:footer>
        <text:p text:style-name="Footer"/>
      </style:footer>
    </style:master-page>
    <style:master-page style:name="Front_20_Matter_20_First" style:display-name="Front Matter First" style:page-layout-name="Mpm4" style:next-style-name="Front_20_Matter">
      <style:footer>
        <text:p text:style-name="Footer"/>
      </style:footer>
    </style:master-page>
    <style:master-page style:name="Copyright" style:page-layout-name="Mpm5"/>
    <style:master-page style:name="Title" style:page-layout-name="Mpm5" style:next-style-name="Copyright"/>
    <style:master-page style:name="Appendix" style:page-layout-name="Mpm6">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editing-cycles>24</meta:editing-cycles>
    <meta:creation-date>2012-06-24T15:50:32.45</meta:creation-date>
    <meta:editing-duration>PT6H32M43S</meta:editing-duration>
    <meta:generator>OpenOffice/4.1.3$Unix OpenOffice.org_project/413m1$Build-9783</meta:generator>
    <dc:title>JDO_Chapter</dc:title>
    <dc:date>2018-02-07T19:12:29</dc:date>
    <dc:creator>Michael Bouschen</dc:creator>
    <meta:document-statistic meta:table-count="0" meta:image-count="13" meta:object-count="0" meta:page-count="21" meta:paragraph-count="449" meta:word-count="6334" meta:character-count="50157"/>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JDO_spec.ott" xlink:href="../JDO_spec.ott" meta:date="2012-08-23T20:38:20.45"/>
  </office:meta>
</office:document-meta>
</file>